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Matchups">
        <table:table-row>
          <table:table-cell/>
          <table:table-cell table:style-name="pd1" office:value-type="string" office:value="Unnamed: 0">
            <text:p>Unnamed: 0</text:p>
          </table:table-cell>
          <table:table-cell table:style-name="pd1" office:value-type="string" office:value="Unnamed: 0.1">
            <text:p>Unnamed: 0.1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Y">
            <text:p>Y</text:p>
          </table:table-cell>
          <table:table-cell table:style-name="pd1" office:value-type="string" office:value="Odds for X">
            <text:p>Odds for X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value="Mario">
            <text:p>Mario</text:p>
          </table:table-cell>
          <table:table-cell office:value-type="string" office:value="Donkey Kong">
            <text:p>Donkey Kong</text:p>
          </table:table-cell>
          <table:table-cell office:value-type="float" office:value="3.4773344448776444">
            <text:p>3.4773344448776444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value="Mario">
            <text:p>Mario</text:p>
          </table:table-cell>
          <table:table-cell office:value-type="string" office:value="Link">
            <text:p>Link</text:p>
          </table:table-cell>
          <table:table-cell office:value-type="float" office:value="47.635103690049206">
            <text:p>47.635103690049206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 office:value="Mario">
            <text:p>Mario</text:p>
          </table:table-cell>
          <table:table-cell office:value-type="string" office:value="Samus">
            <text:p>Samus</text:p>
          </table:table-cell>
          <table:table-cell office:value-type="float" office:value="74.57454036424271">
            <text:p>74.57454036424271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 office:value="Mario">
            <text:p>Mario</text:p>
          </table:table-cell>
          <table:table-cell office:value-type="string" office:value="Yoshi">
            <text:p>Yoshi</text:p>
          </table:table-cell>
          <table:table-cell office:value-type="float" office:value="53.672511594422566">
            <text:p>53.672511594422566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value="Mario">
            <text:p>Mario</text:p>
          </table:table-cell>
          <table:table-cell office:value-type="string" office:value="Kirby">
            <text:p>Kirby</text:p>
          </table:table-cell>
          <table:table-cell office:value-type="float" office:value="7.830693947696488">
            <text:p>7.830693947696488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string" office:value="Mario">
            <text:p>Mario</text:p>
          </table:table-cell>
          <table:table-cell office:value-type="string" office:value="Fox">
            <text:p>Fox</text:p>
          </table:table-cell>
          <table:table-cell office:value-type="float" office:value="54.7502586062244">
            <text:p>54.7502586062244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 office:value="Mario">
            <text:p>Mario</text:p>
          </table:table-cell>
          <table:table-cell office:value-type="string" office:value="Pikachu">
            <text:p>Pikachu</text:p>
          </table:table-cell>
          <table:table-cell office:value-type="float" office:value="49.85986743234122">
            <text:p>49.85986743234122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 office:value="Mario">
            <text:p>Mario</text:p>
          </table:table-cell>
          <table:table-cell office:value-type="string" office:value="Ness">
            <text:p>Ness</text:p>
          </table:table-cell>
          <table:table-cell office:value-type="float" office:value="92.80491071690058">
            <text:p>92.80491071690058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 office:value="Mario">
            <text:p>Mario</text:p>
          </table:table-cell>
          <table:table-cell office:value-type="string" office:value="Captain Falcon">
            <text:p>Captain Falcon</text:p>
          </table:table-cell>
          <table:table-cell office:value-type="float" office:value="32.46761805089571">
            <text:p>32.46761805089571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 office:value="Mario">
            <text:p>Mario</text:p>
          </table:table-cell>
          <table:table-cell office:value-type="string" office:value="Bowser">
            <text:p>Bowser</text:p>
          </table:table-cell>
          <table:table-cell office:value-type="float" office:value="87.42677450466866">
            <text:p>87.42677450466866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 office:value="Mario">
            <text:p>Mario</text:p>
          </table:table-cell>
          <table:table-cell office:value-type="string" office:value="Princess Peach">
            <text:p>Princess Peach</text:p>
          </table:table-cell>
          <table:table-cell office:value-type="float" office:value="79.42379876441436">
            <text:p>79.42379876441436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string" office:value="Mario">
            <text:p>Mario</text:p>
          </table:table-cell>
          <table:table-cell office:value-type="string" office:value="Ice Climbers">
            <text:p>Ice Climbers</text:p>
          </table:table-cell>
          <table:table-cell office:value-type="float" office:value="21.948424182271808">
            <text:p>21.948424182271808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string" office:value="Mario">
            <text:p>Mario</text:p>
          </table:table-cell>
          <table:table-cell office:value-type="string" office:value="Zelda">
            <text:p>Zelda</text:p>
          </table:table-cell>
          <table:table-cell office:value-type="float" office:value="32.264536186155">
            <text:p>32.264536186155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string" office:value="Mario">
            <text:p>Mario</text:p>
          </table:table-cell>
          <table:table-cell office:value-type="string" office:value="Sheik">
            <text:p>Sheik</text:p>
          </table:table-cell>
          <table:table-cell office:value-type="float" office:value="19.878615990755023">
            <text:p>19.878615990755023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string" office:value="Mario">
            <text:p>Mario</text:p>
          </table:table-cell>
          <table:table-cell office:value-type="string" office:value="Luigi">
            <text:p>Luigi</text:p>
          </table:table-cell>
          <table:table-cell office:value-type="float" office:value="26.58661008982618">
            <text:p>26.58661008982618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 office:value="Mario">
            <text:p>Mario</text:p>
          </table:table-cell>
          <table:table-cell office:value-type="string" office:value="Jigglypuff">
            <text:p>Jigglypuff</text:p>
          </table:table-cell>
          <table:table-cell office:value-type="float" office:value="57.195607559545046">
            <text:p>57.195607559545046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value="Mario">
            <text:p>Mario</text:p>
          </table:table-cell>
          <table:table-cell office:value-type="string" office:value="Mewtwo">
            <text:p>Mewtwo</text:p>
          </table:table-cell>
          <table:table-cell office:value-type="float" office:value="62.95580803671439">
            <text:p>62.95580803671439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string" office:value="Mario">
            <text:p>Mario</text:p>
          </table:table-cell>
          <table:table-cell office:value-type="string" office:value="Marth">
            <text:p>Marth</text:p>
          </table:table-cell>
          <table:table-cell office:value-type="float" office:value="16.15166673780729">
            <text:p>16.15166673780729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 office:value="Mario">
            <text:p>Mario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97.15117249766213">
            <text:p>97.15117249766213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string" office:value="Mario">
            <text:p>Mario</text:p>
          </table:table-cell>
          <table:table-cell office:value-type="string" office:value="Dr. Mario">
            <text:p>Dr. Mario</text:p>
          </table:table-cell>
          <table:table-cell office:value-type="float" office:value="54.065105751175494">
            <text:p>54.065105751175494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string" office:value="Mario">
            <text:p>Mario</text:p>
          </table:table-cell>
          <table:table-cell office:value-type="string" office:value="Ganondorf">
            <text:p>Ganondorf</text:p>
          </table:table-cell>
          <table:table-cell office:value-type="float" office:value="29.975649829818508">
            <text:p>29.975649829818508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string" office:value="Mario">
            <text:p>Mario</text:p>
          </table:table-cell>
          <table:table-cell office:value-type="string" office:value="Falco">
            <text:p>Falco</text:p>
          </table:table-cell>
          <table:table-cell office:value-type="float" office:value="11.16205640172624">
            <text:p>11.16205640172624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string" office:value="Mario">
            <text:p>Mario</text:p>
          </table:table-cell>
          <table:table-cell office:value-type="string" office:value="Young Link">
            <text:p>Young Link</text:p>
          </table:table-cell>
          <table:table-cell office:value-type="float" office:value="91.1943928300276">
            <text:p>91.1943928300276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string" office:value="Mario">
            <text:p>Mario</text:p>
          </table:table-cell>
          <table:table-cell office:value-type="string" office:value="Pichu">
            <text:p>Pichu</text:p>
          </table:table-cell>
          <table:table-cell office:value-type="float" office:value="12.665546181393662">
            <text:p>12.665546181393662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 office:value="Mario">
            <text:p>Mario</text:p>
          </table:table-cell>
          <table:table-cell office:value-type="string" office:value="Roy">
            <text:p>Roy</text:p>
          </table:table-cell>
          <table:table-cell office:value-type="float" office:value="27.83743154781957">
            <text:p>27.83743154781957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string" office:value="Donkey Kong">
            <text:p>Donkey Kong</text:p>
          </table:table-cell>
          <table:table-cell office:value-type="string" office:value="Link">
            <text:p>Link</text:p>
          </table:table-cell>
          <table:table-cell office:value-type="float" office:value="95.91991394183556">
            <text:p>95.91991394183556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string" office:value="Donkey Kong">
            <text:p>Donkey Kong</text:p>
          </table:table-cell>
          <table:table-cell office:value-type="string" office:value="Samus">
            <text:p>Samus</text:p>
          </table:table-cell>
          <table:table-cell office:value-type="float" office:value="18.15920627861285">
            <text:p>18.15920627861285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string" office:value="Donkey Kong">
            <text:p>Donkey Kong</text:p>
          </table:table-cell>
          <table:table-cell office:value-type="string" office:value="Yoshi">
            <text:p>Yoshi</text:p>
          </table:table-cell>
          <table:table-cell office:value-type="float" office:value="91.53545281905934">
            <text:p>91.53545281905934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string" office:value="Donkey Kong">
            <text:p>Donkey Kong</text:p>
          </table:table-cell>
          <table:table-cell office:value-type="string" office:value="Kirby">
            <text:p>Kirby</text:p>
          </table:table-cell>
          <table:table-cell office:value-type="float" office:value="33.57536727854714">
            <text:p>33.57536727854714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string" office:value="Donkey Kong">
            <text:p>Donkey Kong</text:p>
          </table:table-cell>
          <table:table-cell office:value-type="string" office:value="Fox">
            <text:p>Fox</text:p>
          </table:table-cell>
          <table:table-cell office:value-type="float" office:value="10.290478561956728">
            <text:p>10.290478561956728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 office:value="Donkey Kong">
            <text:p>Donkey Kong</text:p>
          </table:table-cell>
          <table:table-cell office:value-type="string" office:value="Pikachu">
            <text:p>Pikachu</text:p>
          </table:table-cell>
          <table:table-cell office:value-type="float" office:value="10.346827015947134">
            <text:p>10.346827015947134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string" office:value="Donkey Kong">
            <text:p>Donkey Kong</text:p>
          </table:table-cell>
          <table:table-cell office:value-type="string" office:value="Ness">
            <text:p>Ness</text:p>
          </table:table-cell>
          <table:table-cell office:value-type="float" office:value="60.975161052705204">
            <text:p>60.975161052705204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string" office:value="Donkey Kong">
            <text:p>Donkey Kong</text:p>
          </table:table-cell>
          <table:table-cell office:value-type="string" office:value="Captain Falcon">
            <text:p>Captain Falcon</text:p>
          </table:table-cell>
          <table:table-cell office:value-type="float" office:value="22.448274142243164">
            <text:p>22.448274142243164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string" office:value="Donkey Kong">
            <text:p>Donkey Kong</text:p>
          </table:table-cell>
          <table:table-cell office:value-type="string" office:value="Bowser">
            <text:p>Bowser</text:p>
          </table:table-cell>
          <table:table-cell office:value-type="float" office:value="63.59826334568906">
            <text:p>63.59826334568906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 office:value="Donkey Kong">
            <text:p>Donkey Kong</text:p>
          </table:table-cell>
          <table:table-cell office:value-type="string" office:value="Princess Peach">
            <text:p>Princess Peach</text:p>
          </table:table-cell>
          <table:table-cell office:value-type="float" office:value="20.37521922871547">
            <text:p>20.37521922871547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string" office:value="Donkey Kong">
            <text:p>Donkey Kong</text:p>
          </table:table-cell>
          <table:table-cell office:value-type="string" office:value="Ice Climbers">
            <text:p>Ice Climbers</text:p>
          </table:table-cell>
          <table:table-cell office:value-type="float" office:value="4.87188836934882">
            <text:p>4.87188836934882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 office:value="Donkey Kong">
            <text:p>Donkey Kong</text:p>
          </table:table-cell>
          <table:table-cell office:value-type="string" office:value="Zelda">
            <text:p>Zelda</text:p>
          </table:table-cell>
          <table:table-cell office:value-type="float" office:value="73.97936850099045">
            <text:p>73.97936850099045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string" office:value="Donkey Kong">
            <text:p>Donkey Kong</text:p>
          </table:table-cell>
          <table:table-cell office:value-type="string" office:value="Sheik">
            <text:p>Sheik</text:p>
          </table:table-cell>
          <table:table-cell office:value-type="float" office:value="35.35302606819359">
            <text:p>35.35302606819359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string" office:value="Donkey Kong">
            <text:p>Donkey Kong</text:p>
          </table:table-cell>
          <table:table-cell office:value-type="string" office:value="Luigi">
            <text:p>Luigi</text:p>
          </table:table-cell>
          <table:table-cell office:value-type="float" office:value="88.06705180655297">
            <text:p>88.06705180655297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39">
            <text:p>39</text:p>
          </table:table-cell>
          <table:table-cell office:value-type="float" office:value="39">
            <text:p>39</text:p>
          </table:table-cell>
          <table:table-cell office:value-type="string" office:value="Donkey Kong">
            <text:p>Donkey Kong</text:p>
          </table:table-cell>
          <table:table-cell office:value-type="string" office:value="Jigglypuff">
            <text:p>Jigglypuff</text:p>
          </table:table-cell>
          <table:table-cell office:value-type="float" office:value="2.669841459705724">
            <text:p>2.669841459705724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string" office:value="Donkey Kong">
            <text:p>Donkey Kong</text:p>
          </table:table-cell>
          <table:table-cell office:value-type="string" office:value="Mewtwo">
            <text:p>Mewtwo</text:p>
          </table:table-cell>
          <table:table-cell office:value-type="float" office:value="85.35712670451093">
            <text:p>85.35712670451093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string" office:value="Donkey Kong">
            <text:p>Donkey Kong</text:p>
          </table:table-cell>
          <table:table-cell office:value-type="string" office:value="Marth">
            <text:p>Marth</text:p>
          </table:table-cell>
          <table:table-cell office:value-type="float" office:value="31.31732909413977">
            <text:p>31.31732909413977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string" office:value="Donkey Kong">
            <text:p>Donkey Kong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58.223183294038925">
            <text:p>58.223183294038925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string" office:value="Donkey Kong">
            <text:p>Donkey Kong</text:p>
          </table:table-cell>
          <table:table-cell office:value-type="string" office:value="Dr. Mario">
            <text:p>Dr. Mario</text:p>
          </table:table-cell>
          <table:table-cell office:value-type="float" office:value="7.077603339612814">
            <text:p>7.077603339612814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string" office:value="Donkey Kong">
            <text:p>Donkey Kong</text:p>
          </table:table-cell>
          <table:table-cell office:value-type="string" office:value="Ganondorf">
            <text:p>Ganondorf</text:p>
          </table:table-cell>
          <table:table-cell office:value-type="float" office:value="65.09576706361318">
            <text:p>65.09576706361318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string" office:value="Donkey Kong">
            <text:p>Donkey Kong</text:p>
          </table:table-cell>
          <table:table-cell office:value-type="string" office:value="Falco">
            <text:p>Falco</text:p>
          </table:table-cell>
          <table:table-cell office:value-type="float" office:value="77.02848513252651">
            <text:p>77.02848513252651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string" office:value="Donkey Kong">
            <text:p>Donkey Kong</text:p>
          </table:table-cell>
          <table:table-cell office:value-type="string" office:value="Young Link">
            <text:p>Young Link</text:p>
          </table:table-cell>
          <table:table-cell office:value-type="float" office:value="77.31421395003184">
            <text:p>77.31421395003184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string" office:value="Donkey Kong">
            <text:p>Donkey Kong</text:p>
          </table:table-cell>
          <table:table-cell office:value-type="string" office:value="Pichu">
            <text:p>Pichu</text:p>
          </table:table-cell>
          <table:table-cell office:value-type="float" office:value="0.5084342062335434">
            <text:p>0.5084342062335434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string" office:value="Donkey Kong">
            <text:p>Donkey Kong</text:p>
          </table:table-cell>
          <table:table-cell office:value-type="string" office:value="Roy">
            <text:p>Roy</text:p>
          </table:table-cell>
          <table:table-cell office:value-type="float" office:value="5.286522166812945">
            <text:p>5.286522166812945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49">
            <text:p>49</text:p>
          </table:table-cell>
          <table:table-cell office:value-type="float" office:value="49">
            <text:p>49</text:p>
          </table:table-cell>
          <table:table-cell office:value-type="string" office:value="Link">
            <text:p>Link</text:p>
          </table:table-cell>
          <table:table-cell office:value-type="string" office:value="Samus">
            <text:p>Samus</text:p>
          </table:table-cell>
          <table:table-cell office:value-type="float" office:value="48.220394133969414">
            <text:p>48.220394133969414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string" office:value="Link">
            <text:p>Link</text:p>
          </table:table-cell>
          <table:table-cell office:value-type="string" office:value="Yoshi">
            <text:p>Yoshi</text:p>
          </table:table-cell>
          <table:table-cell office:value-type="float" office:value="34.767260236980476">
            <text:p>34.767260236980476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string" office:value="Link">
            <text:p>Link</text:p>
          </table:table-cell>
          <table:table-cell office:value-type="string" office:value="Kirby">
            <text:p>Kirby</text:p>
          </table:table-cell>
          <table:table-cell office:value-type="float" office:value="44.932460030967356">
            <text:p>44.932460030967356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string" office:value="Link">
            <text:p>Link</text:p>
          </table:table-cell>
          <table:table-cell office:value-type="string" office:value="Fox">
            <text:p>Fox</text:p>
          </table:table-cell>
          <table:table-cell office:value-type="float" office:value="38.608379664734926">
            <text:p>38.608379664734926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string" office:value="Link">
            <text:p>Link</text:p>
          </table:table-cell>
          <table:table-cell office:value-type="string" office:value="Pikachu">
            <text:p>Pikachu</text:p>
          </table:table-cell>
          <table:table-cell office:value-type="float" office:value="7.889181449673865">
            <text:p>7.889181449673865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string" office:value="Link">
            <text:p>Link</text:p>
          </table:table-cell>
          <table:table-cell office:value-type="string" office:value="Ness">
            <text:p>Ness</text:p>
          </table:table-cell>
          <table:table-cell office:value-type="float" office:value="93.28168986182341">
            <text:p>93.28168986182341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string" office:value="Link">
            <text:p>Link</text:p>
          </table:table-cell>
          <table:table-cell office:value-type="string" office:value="Captain Falcon">
            <text:p>Captain Falcon</text:p>
          </table:table-cell>
          <table:table-cell office:value-type="float" office:value="73.15849277644638">
            <text:p>73.15849277644638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string" office:value="Link">
            <text:p>Link</text:p>
          </table:table-cell>
          <table:table-cell office:value-type="string" office:value="Bowser">
            <text:p>Bowser</text:p>
          </table:table-cell>
          <table:table-cell office:value-type="float" office:value="0.6675553354188013">
            <text:p>0.6675553354188013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string" office:value="Link">
            <text:p>Link</text:p>
          </table:table-cell>
          <table:table-cell office:value-type="string" office:value="Princess Peach">
            <text:p>Princess Peach</text:p>
          </table:table-cell>
          <table:table-cell office:value-type="float" office:value="84.16077549772784">
            <text:p>84.16077549772784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string" office:value="Link">
            <text:p>Link</text:p>
          </table:table-cell>
          <table:table-cell office:value-type="string" office:value="Ice Climbers">
            <text:p>Ice Climbers</text:p>
          </table:table-cell>
          <table:table-cell office:value-type="float" office:value="94.05454632650647">
            <text:p>94.05454632650647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float" office:value="59">
            <text:p>59</text:p>
          </table:table-cell>
          <table:table-cell office:value-type="string" office:value="Link">
            <text:p>Link</text:p>
          </table:table-cell>
          <table:table-cell office:value-type="string" office:value="Zelda">
            <text:p>Zelda</text:p>
          </table:table-cell>
          <table:table-cell office:value-type="float" office:value="47.39560655208875">
            <text:p>47.39560655208875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string" office:value="Link">
            <text:p>Link</text:p>
          </table:table-cell>
          <table:table-cell office:value-type="string" office:value="Sheik">
            <text:p>Sheik</text:p>
          </table:table-cell>
          <table:table-cell office:value-type="float" office:value="97.5506697880356">
            <text:p>97.5506697880356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string" office:value="Link">
            <text:p>Link</text:p>
          </table:table-cell>
          <table:table-cell office:value-type="string" office:value="Luigi">
            <text:p>Luigi</text:p>
          </table:table-cell>
          <table:table-cell office:value-type="float" office:value="46.94044707139351">
            <text:p>46.94044707139351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string" office:value="Link">
            <text:p>Link</text:p>
          </table:table-cell>
          <table:table-cell office:value-type="string" office:value="Jigglypuff">
            <text:p>Jigglypuff</text:p>
          </table:table-cell>
          <table:table-cell office:value-type="float" office:value="36.4270950452469">
            <text:p>36.4270950452469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string" office:value="Link">
            <text:p>Link</text:p>
          </table:table-cell>
          <table:table-cell office:value-type="string" office:value="Mewtwo">
            <text:p>Mewtwo</text:p>
          </table:table-cell>
          <table:table-cell office:value-type="float" office:value="2.5671559080324924">
            <text:p>2.5671559080324924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string" office:value="Link">
            <text:p>Link</text:p>
          </table:table-cell>
          <table:table-cell office:value-type="string" office:value="Marth">
            <text:p>Marth</text:p>
          </table:table-cell>
          <table:table-cell office:value-type="float" office:value="59.191470367834334">
            <text:p>59.191470367834334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string" office:value="Link">
            <text:p>Link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76.06928092491066">
            <text:p>76.06928092491066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string" office:value="Link">
            <text:p>Link</text:p>
          </table:table-cell>
          <table:table-cell office:value-type="string" office:value="Dr. Mario">
            <text:p>Dr. Mario</text:p>
          </table:table-cell>
          <table:table-cell office:value-type="float" office:value="91.28364667823755">
            <text:p>91.28364667823755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string" office:value="Link">
            <text:p>Link</text:p>
          </table:table-cell>
          <table:table-cell office:value-type="string" office:value="Ganondorf">
            <text:p>Ganondorf</text:p>
          </table:table-cell>
          <table:table-cell office:value-type="float" office:value="13.416810057584039">
            <text:p>13.416810057584039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string" office:value="Link">
            <text:p>Link</text:p>
          </table:table-cell>
          <table:table-cell office:value-type="string" office:value="Falco">
            <text:p>Falco</text:p>
          </table:table-cell>
          <table:table-cell office:value-type="float" office:value="88.74644916692236">
            <text:p>88.74644916692236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string" office:value="Link">
            <text:p>Link</text:p>
          </table:table-cell>
          <table:table-cell office:value-type="string" office:value="Young Link">
            <text:p>Young Link</text:p>
          </table:table-cell>
          <table:table-cell office:value-type="float" office:value="47.857249851514815">
            <text:p>47.857249851514815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string" office:value="Link">
            <text:p>Link</text:p>
          </table:table-cell>
          <table:table-cell office:value-type="string" office:value="Pichu">
            <text:p>Pichu</text:p>
          </table:table-cell>
          <table:table-cell office:value-type="float" office:value="43.11494612601587">
            <text:p>43.11494612601587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string" office:value="Link">
            <text:p>Link</text:p>
          </table:table-cell>
          <table:table-cell office:value-type="string" office:value="Roy">
            <text:p>Roy</text:p>
          </table:table-cell>
          <table:table-cell office:value-type="float" office:value="99.34288436715852">
            <text:p>99.34288436715852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string" office:value="Samus">
            <text:p>Samus</text:p>
          </table:table-cell>
          <table:table-cell office:value-type="string" office:value="Yoshi">
            <text:p>Yoshi</text:p>
          </table:table-cell>
          <table:table-cell office:value-type="float" office:value="5.207938529371392">
            <text:p>5.207938529371392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string" office:value="Samus">
            <text:p>Samus</text:p>
          </table:table-cell>
          <table:table-cell office:value-type="string" office:value="Kirby">
            <text:p>Kirby</text:p>
          </table:table-cell>
          <table:table-cell office:value-type="float" office:value="88.90518231481796">
            <text:p>88.90518231481796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string" office:value="Samus">
            <text:p>Samus</text:p>
          </table:table-cell>
          <table:table-cell office:value-type="string" office:value="Fox">
            <text:p>Fox</text:p>
          </table:table-cell>
          <table:table-cell office:value-type="float" office:value="1.0307513980539196">
            <text:p>1.0307513980539196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string" office:value="Samus">
            <text:p>Samus</text:p>
          </table:table-cell>
          <table:table-cell office:value-type="string" office:value="Pikachu">
            <text:p>Pikachu</text:p>
          </table:table-cell>
          <table:table-cell office:value-type="float" office:value="89.0911203996898">
            <text:p>89.0911203996898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string" office:value="Samus">
            <text:p>Samus</text:p>
          </table:table-cell>
          <table:table-cell office:value-type="string" office:value="Ness">
            <text:p>Ness</text:p>
          </table:table-cell>
          <table:table-cell office:value-type="float" office:value="18.456531912802898">
            <text:p>18.456531912802898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string" office:value="Samus">
            <text:p>Samus</text:p>
          </table:table-cell>
          <table:table-cell office:value-type="string" office:value="Captain Falcon">
            <text:p>Captain Falcon</text:p>
          </table:table-cell>
          <table:table-cell office:value-type="float" office:value="17.635623918980738">
            <text:p>17.635623918980738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float" office:value="78">
            <text:p>78</text:p>
          </table:table-cell>
          <table:table-cell office:value-type="float" office:value="78">
            <text:p>78</text:p>
          </table:table-cell>
          <table:table-cell office:value-type="string" office:value="Samus">
            <text:p>Samus</text:p>
          </table:table-cell>
          <table:table-cell office:value-type="string" office:value="Bowser">
            <text:p>Bowser</text:p>
          </table:table-cell>
          <table:table-cell office:value-type="float" office:value="87.48256281582906">
            <text:p>87.48256281582906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string" office:value="Samus">
            <text:p>Samus</text:p>
          </table:table-cell>
          <table:table-cell office:value-type="string" office:value="Princess Peach">
            <text:p>Princess Peach</text:p>
          </table:table-cell>
          <table:table-cell office:value-type="float" office:value="41.82449075452834">
            <text:p>41.82449075452834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string" office:value="Samus">
            <text:p>Samus</text:p>
          </table:table-cell>
          <table:table-cell office:value-type="string" office:value="Ice Climbers">
            <text:p>Ice Climbers</text:p>
          </table:table-cell>
          <table:table-cell office:value-type="float" office:value="79.52148206558451">
            <text:p>79.52148206558451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float" office:value="81">
            <text:p>81</text:p>
          </table:table-cell>
          <table:table-cell office:value-type="float" office:value="81">
            <text:p>81</text:p>
          </table:table-cell>
          <table:table-cell office:value-type="string" office:value="Samus">
            <text:p>Samus</text:p>
          </table:table-cell>
          <table:table-cell office:value-type="string" office:value="Zelda">
            <text:p>Zelda</text:p>
          </table:table-cell>
          <table:table-cell office:value-type="float" office:value="40.699245403731865">
            <text:p>40.699245403731865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string" office:value="Samus">
            <text:p>Samus</text:p>
          </table:table-cell>
          <table:table-cell office:value-type="string" office:value="Sheik">
            <text:p>Sheik</text:p>
          </table:table-cell>
          <table:table-cell office:value-type="float" office:value="93.35349071922064">
            <text:p>93.35349071922064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string" office:value="Samus">
            <text:p>Samus</text:p>
          </table:table-cell>
          <table:table-cell office:value-type="string" office:value="Luigi">
            <text:p>Luigi</text:p>
          </table:table-cell>
          <table:table-cell office:value-type="float" office:value="55.58482827375724">
            <text:p>55.58482827375724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string" office:value="Samus">
            <text:p>Samus</text:p>
          </table:table-cell>
          <table:table-cell office:value-type="string" office:value="Jigglypuff">
            <text:p>Jigglypuff</text:p>
          </table:table-cell>
          <table:table-cell office:value-type="float" office:value="27.108221108593423">
            <text:p>27.108221108593423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string" office:value="Samus">
            <text:p>Samus</text:p>
          </table:table-cell>
          <table:table-cell office:value-type="string" office:value="Mewtwo">
            <text:p>Mewtwo</text:p>
          </table:table-cell>
          <table:table-cell office:value-type="float" office:value="27.31137628020026">
            <text:p>27.31137628020026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string" office:value="Samus">
            <text:p>Samus</text:p>
          </table:table-cell>
          <table:table-cell office:value-type="string" office:value="Marth">
            <text:p>Marth</text:p>
          </table:table-cell>
          <table:table-cell office:value-type="float" office:value="46.44242214446462">
            <text:p>46.44242214446462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string" office:value="Samus">
            <text:p>Samus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52.092228659002814">
            <text:p>52.092228659002814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string" office:value="Samus">
            <text:p>Samus</text:p>
          </table:table-cell>
          <table:table-cell office:value-type="string" office:value="Dr. Mario">
            <text:p>Dr. Mario</text:p>
          </table:table-cell>
          <table:table-cell office:value-type="float" office:value="44.245560665968796">
            <text:p>44.245560665968796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string" office:value="Samus">
            <text:p>Samus</text:p>
          </table:table-cell>
          <table:table-cell office:value-type="string" office:value="Ganondorf">
            <text:p>Ganondorf</text:p>
          </table:table-cell>
          <table:table-cell office:value-type="float" office:value="93.20538895219057">
            <text:p>93.20538895219057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string" office:value="Samus">
            <text:p>Samus</text:p>
          </table:table-cell>
          <table:table-cell office:value-type="string" office:value="Falco">
            <text:p>Falco</text:p>
          </table:table-cell>
          <table:table-cell office:value-type="float" office:value="56.721034076567">
            <text:p>56.721034076567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string" office:value="Samus">
            <text:p>Samus</text:p>
          </table:table-cell>
          <table:table-cell office:value-type="string" office:value="Young Link">
            <text:p>Young Link</text:p>
          </table:table-cell>
          <table:table-cell office:value-type="float" office:value="57.84277316735782">
            <text:p>57.84277316735782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string" office:value="Samus">
            <text:p>Samus</text:p>
          </table:table-cell>
          <table:table-cell office:value-type="string" office:value="Pichu">
            <text:p>Pichu</text:p>
          </table:table-cell>
          <table:table-cell office:value-type="float" office:value="72.84053764024966">
            <text:p>72.84053764024966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string" office:value="Samus">
            <text:p>Samus</text:p>
          </table:table-cell>
          <table:table-cell office:value-type="string" office:value="Roy">
            <text:p>Roy</text:p>
          </table:table-cell>
          <table:table-cell office:value-type="float" office:value="94.79245061488358">
            <text:p>94.79245061488358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string" office:value="Yoshi">
            <text:p>Yoshi</text:p>
          </table:table-cell>
          <table:table-cell office:value-type="string" office:value="Kirby">
            <text:p>Kirby</text:p>
          </table:table-cell>
          <table:table-cell office:value-type="float" office:value="11.540882401243213">
            <text:p>11.540882401243213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string" office:value="Yoshi">
            <text:p>Yoshi</text:p>
          </table:table-cell>
          <table:table-cell office:value-type="string" office:value="Fox">
            <text:p>Fox</text:p>
          </table:table-cell>
          <table:table-cell office:value-type="float" office:value="8.913969265011234">
            <text:p>8.913969265011234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string" office:value="Yoshi">
            <text:p>Yoshi</text:p>
          </table:table-cell>
          <table:table-cell office:value-type="string" office:value="Pikachu">
            <text:p>Pikachu</text:p>
          </table:table-cell>
          <table:table-cell office:value-type="float" office:value="86.17951641546405">
            <text:p>86.17951641546405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string" office:value="Yoshi">
            <text:p>Yoshi</text:p>
          </table:table-cell>
          <table:table-cell office:value-type="string" office:value="Ness">
            <text:p>Ness</text:p>
          </table:table-cell>
          <table:table-cell office:value-type="float" office:value="60.0889895951387">
            <text:p>60.0889895951387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string" office:value="Yoshi">
            <text:p>Yoshi</text:p>
          </table:table-cell>
          <table:table-cell office:value-type="string" office:value="Captain Falcon">
            <text:p>Captain Falcon</text:p>
          </table:table-cell>
          <table:table-cell office:value-type="float" office:value="23.45428663060376">
            <text:p>23.45428663060376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string" office:value="Yoshi">
            <text:p>Yoshi</text:p>
          </table:table-cell>
          <table:table-cell office:value-type="string" office:value="Bowser">
            <text:p>Bowser</text:p>
          </table:table-cell>
          <table:table-cell office:value-type="float" office:value="3.1374114974075606">
            <text:p>3.1374114974075606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string" office:value="Yoshi">
            <text:p>Yoshi</text:p>
          </table:table-cell>
          <table:table-cell office:value-type="string" office:value="Princess Peach">
            <text:p>Princess Peach</text:p>
          </table:table-cell>
          <table:table-cell office:value-type="float" office:value="95.84725250669766">
            <text:p>95.84725250669766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string" office:value="Yoshi">
            <text:p>Yoshi</text:p>
          </table:table-cell>
          <table:table-cell office:value-type="string" office:value="Ice Climbers">
            <text:p>Ice Climbers</text:p>
          </table:table-cell>
          <table:table-cell office:value-type="float" office:value="72.1005448639883">
            <text:p>72.1005448639883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string" office:value="Yoshi">
            <text:p>Yoshi</text:p>
          </table:table-cell>
          <table:table-cell office:value-type="string" office:value="Zelda">
            <text:p>Zelda</text:p>
          </table:table-cell>
          <table:table-cell office:value-type="float" office:value="87.49962774836857">
            <text:p>87.49962774836857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string" office:value="Yoshi">
            <text:p>Yoshi</text:p>
          </table:table-cell>
          <table:table-cell office:value-type="string" office:value="Sheik">
            <text:p>Sheik</text:p>
          </table:table-cell>
          <table:table-cell office:value-type="float" office:value="92.78315787663685">
            <text:p>92.78315787663685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string" office:value="Yoshi">
            <text:p>Yoshi</text:p>
          </table:table-cell>
          <table:table-cell office:value-type="string" office:value="Luigi">
            <text:p>Luigi</text:p>
          </table:table-cell>
          <table:table-cell office:value-type="float" office:value="78.81733848033134">
            <text:p>78.81733848033134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string" office:value="Yoshi">
            <text:p>Yoshi</text:p>
          </table:table-cell>
          <table:table-cell office:value-type="string" office:value="Jigglypuff">
            <text:p>Jigglypuff</text:p>
          </table:table-cell>
          <table:table-cell office:value-type="float" office:value="62.66176477572536">
            <text:p>62.66176477572536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string" office:value="Yoshi">
            <text:p>Yoshi</text:p>
          </table:table-cell>
          <table:table-cell office:value-type="string" office:value="Mewtwo">
            <text:p>Mewtwo</text:p>
          </table:table-cell>
          <table:table-cell office:value-type="float" office:value="89.17155223991634">
            <text:p>89.17155223991634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string" office:value="Yoshi">
            <text:p>Yoshi</text:p>
          </table:table-cell>
          <table:table-cell office:value-type="string" office:value="Marth">
            <text:p>Marth</text:p>
          </table:table-cell>
          <table:table-cell office:value-type="float" office:value="96.94285745112717">
            <text:p>96.94285745112717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string" office:value="Yoshi">
            <text:p>Yoshi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23.011000550018224">
            <text:p>23.011000550018224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string" office:value="Yoshi">
            <text:p>Yoshi</text:p>
          </table:table-cell>
          <table:table-cell office:value-type="string" office:value="Dr. Mario">
            <text:p>Dr. Mario</text:p>
          </table:table-cell>
          <table:table-cell office:value-type="float" office:value="48.43975201806994">
            <text:p>48.43975201806994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string" office:value="Yoshi">
            <text:p>Yoshi</text:p>
          </table:table-cell>
          <table:table-cell office:value-type="string" office:value="Ganondorf">
            <text:p>Ganondorf</text:p>
          </table:table-cell>
          <table:table-cell office:value-type="float" office:value="82.47225468505273">
            <text:p>82.47225468505273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string" office:value="Yoshi">
            <text:p>Yoshi</text:p>
          </table:table-cell>
          <table:table-cell office:value-type="string" office:value="Falco">
            <text:p>Falco</text:p>
          </table:table-cell>
          <table:table-cell office:value-type="float" office:value="89.9095795259353">
            <text:p>89.9095795259353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string" office:value="Yoshi">
            <text:p>Yoshi</text:p>
          </table:table-cell>
          <table:table-cell office:value-type="string" office:value="Young Link">
            <text:p>Young Link</text:p>
          </table:table-cell>
          <table:table-cell office:value-type="float" office:value="78.17709685627008">
            <text:p>78.17709685627008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float" office:value="113">
            <text:p>113</text:p>
          </table:table-cell>
          <table:table-cell office:value-type="float" office:value="113">
            <text:p>113</text:p>
          </table:table-cell>
          <table:table-cell office:value-type="string" office:value="Yoshi">
            <text:p>Yoshi</text:p>
          </table:table-cell>
          <table:table-cell office:value-type="string" office:value="Pichu">
            <text:p>Pichu</text:p>
          </table:table-cell>
          <table:table-cell office:value-type="float" office:value="63.87673734036501">
            <text:p>63.87673734036501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float" office:value="114">
            <text:p>114</text:p>
          </table:table-cell>
          <table:table-cell office:value-type="float" office:value="114">
            <text:p>114</text:p>
          </table:table-cell>
          <table:table-cell office:value-type="string" office:value="Yoshi">
            <text:p>Yoshi</text:p>
          </table:table-cell>
          <table:table-cell office:value-type="string" office:value="Roy">
            <text:p>Roy</text:p>
          </table:table-cell>
          <table:table-cell office:value-type="float" office:value="60.18587401548624">
            <text:p>60.18587401548624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string" office:value="Kirby">
            <text:p>Kirby</text:p>
          </table:table-cell>
          <table:table-cell office:value-type="string" office:value="Fox">
            <text:p>Fox</text:p>
          </table:table-cell>
          <table:table-cell office:value-type="float" office:value="3.900317858797442">
            <text:p>3.900317858797442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float" office:value="116">
            <text:p>116</text:p>
          </table:table-cell>
          <table:table-cell office:value-type="float" office:value="116">
            <text:p>116</text:p>
          </table:table-cell>
          <table:table-cell office:value-type="string" office:value="Kirby">
            <text:p>Kirby</text:p>
          </table:table-cell>
          <table:table-cell office:value-type="string" office:value="Pikachu">
            <text:p>Pikachu</text:p>
          </table:table-cell>
          <table:table-cell office:value-type="float" office:value="85.48392935808364">
            <text:p>85.48392935808364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float" office:value="117">
            <text:p>117</text:p>
          </table:table-cell>
          <table:table-cell office:value-type="float" office:value="117">
            <text:p>117</text:p>
          </table:table-cell>
          <table:table-cell office:value-type="string" office:value="Kirby">
            <text:p>Kirby</text:p>
          </table:table-cell>
          <table:table-cell office:value-type="string" office:value="Ness">
            <text:p>Ness</text:p>
          </table:table-cell>
          <table:table-cell office:value-type="float" office:value="19.799597893693754">
            <text:p>19.799597893693754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float" office:value="118">
            <text:p>118</text:p>
          </table:table-cell>
          <table:table-cell office:value-type="float" office:value="118">
            <text:p>118</text:p>
          </table:table-cell>
          <table:table-cell office:value-type="string" office:value="Kirby">
            <text:p>Kirby</text:p>
          </table:table-cell>
          <table:table-cell office:value-type="string" office:value="Captain Falcon">
            <text:p>Captain Falcon</text:p>
          </table:table-cell>
          <table:table-cell office:value-type="float" office:value="20.176965644447364">
            <text:p>20.176965644447364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string" office:value="Kirby">
            <text:p>Kirby</text:p>
          </table:table-cell>
          <table:table-cell office:value-type="string" office:value="Bowser">
            <text:p>Bowser</text:p>
          </table:table-cell>
          <table:table-cell office:value-type="float" office:value="46.3065615394463">
            <text:p>46.3065615394463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string" office:value="Kirby">
            <text:p>Kirby</text:p>
          </table:table-cell>
          <table:table-cell office:value-type="string" office:value="Princess Peach">
            <text:p>Princess Peach</text:p>
          </table:table-cell>
          <table:table-cell office:value-type="float" office:value="78.74413329358364">
            <text:p>78.74413329358364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string" office:value="Kirby">
            <text:p>Kirby</text:p>
          </table:table-cell>
          <table:table-cell office:value-type="string" office:value="Ice Climbers">
            <text:p>Ice Climbers</text:p>
          </table:table-cell>
          <table:table-cell office:value-type="float" office:value="52.20811657303883">
            <text:p>52.20811657303883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string" office:value="Kirby">
            <text:p>Kirby</text:p>
          </table:table-cell>
          <table:table-cell office:value-type="string" office:value="Zelda">
            <text:p>Zelda</text:p>
          </table:table-cell>
          <table:table-cell office:value-type="float" office:value="5.785221139688012">
            <text:p>5.785221139688012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string" office:value="Kirby">
            <text:p>Kirby</text:p>
          </table:table-cell>
          <table:table-cell office:value-type="string" office:value="Sheik">
            <text:p>Sheik</text:p>
          </table:table-cell>
          <table:table-cell office:value-type="float" office:value="60.69285723485191">
            <text:p>60.69285723485191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string" office:value="Kirby">
            <text:p>Kirby</text:p>
          </table:table-cell>
          <table:table-cell office:value-type="string" office:value="Luigi">
            <text:p>Luigi</text:p>
          </table:table-cell>
          <table:table-cell office:value-type="float" office:value="12.439879005095666">
            <text:p>12.439879005095666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string" office:value="Kirby">
            <text:p>Kirby</text:p>
          </table:table-cell>
          <table:table-cell office:value-type="string" office:value="Jigglypuff">
            <text:p>Jigglypuff</text:p>
          </table:table-cell>
          <table:table-cell office:value-type="float" office:value="46.133828657967705">
            <text:p>46.133828657967705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string" office:value="Kirby">
            <text:p>Kirby</text:p>
          </table:table-cell>
          <table:table-cell office:value-type="string" office:value="Mewtwo">
            <text:p>Mewtwo</text:p>
          </table:table-cell>
          <table:table-cell office:value-type="float" office:value="86.8083647066922">
            <text:p>86.8083647066922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string" office:value="Kirby">
            <text:p>Kirby</text:p>
          </table:table-cell>
          <table:table-cell office:value-type="string" office:value="Marth">
            <text:p>Marth</text:p>
          </table:table-cell>
          <table:table-cell office:value-type="float" office:value="59.99900297911096">
            <text:p>59.99900297911096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string" office:value="Kirby">
            <text:p>Kirby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0.11505159985069069">
            <text:p>0.11505159985069069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string" office:value="Kirby">
            <text:p>Kirby</text:p>
          </table:table-cell>
          <table:table-cell office:value-type="string" office:value="Dr. Mario">
            <text:p>Dr. Mario</text:p>
          </table:table-cell>
          <table:table-cell office:value-type="float" office:value="61.29235086457883">
            <text:p>61.29235086457883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string" office:value="Kirby">
            <text:p>Kirby</text:p>
          </table:table-cell>
          <table:table-cell office:value-type="string" office:value="Ganondorf">
            <text:p>Ganondorf</text:p>
          </table:table-cell>
          <table:table-cell office:value-type="float" office:value="14.067020115842134">
            <text:p>14.067020115842134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string" office:value="Kirby">
            <text:p>Kirby</text:p>
          </table:table-cell>
          <table:table-cell office:value-type="string" office:value="Falco">
            <text:p>Falco</text:p>
          </table:table-cell>
          <table:table-cell office:value-type="float" office:value="78.77553321913715">
            <text:p>78.77553321913715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string" office:value="Kirby">
            <text:p>Kirby</text:p>
          </table:table-cell>
          <table:table-cell office:value-type="string" office:value="Young Link">
            <text:p>Young Link</text:p>
          </table:table-cell>
          <table:table-cell office:value-type="float" office:value="97.65459480013078">
            <text:p>97.65459480013078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string" office:value="Kirby">
            <text:p>Kirby</text:p>
          </table:table-cell>
          <table:table-cell office:value-type="string" office:value="Pichu">
            <text:p>Pichu</text:p>
          </table:table-cell>
          <table:table-cell office:value-type="float" office:value="26.14817382248502">
            <text:p>26.14817382248502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string" office:value="Kirby">
            <text:p>Kirby</text:p>
          </table:table-cell>
          <table:table-cell office:value-type="string" office:value="Roy">
            <text:p>Roy</text:p>
          </table:table-cell>
          <table:table-cell office:value-type="float" office:value="26.196468195387002">
            <text:p>26.196468195387002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string" office:value="Fox">
            <text:p>Fox</text:p>
          </table:table-cell>
          <table:table-cell office:value-type="string" office:value="Pikachu">
            <text:p>Pikachu</text:p>
          </table:table-cell>
          <table:table-cell office:value-type="float" office:value="91.42084121930031">
            <text:p>91.42084121930031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string" office:value="Fox">
            <text:p>Fox</text:p>
          </table:table-cell>
          <table:table-cell office:value-type="string" office:value="Ness">
            <text:p>Ness</text:p>
          </table:table-cell>
          <table:table-cell office:value-type="float" office:value="71.09078104700748">
            <text:p>71.09078104700748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string" office:value="Fox">
            <text:p>Fox</text:p>
          </table:table-cell>
          <table:table-cell office:value-type="string" office:value="Captain Falcon">
            <text:p>Captain Falcon</text:p>
          </table:table-cell>
          <table:table-cell office:value-type="float" office:value="17.034723394456986">
            <text:p>17.034723394456986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string" office:value="Fox">
            <text:p>Fox</text:p>
          </table:table-cell>
          <table:table-cell office:value-type="string" office:value="Bowser">
            <text:p>Bowser</text:p>
          </table:table-cell>
          <table:table-cell office:value-type="float" office:value="96.30787467900969">
            <text:p>96.30787467900969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string" office:value="Fox">
            <text:p>Fox</text:p>
          </table:table-cell>
          <table:table-cell office:value-type="string" office:value="Princess Peach">
            <text:p>Princess Peach</text:p>
          </table:table-cell>
          <table:table-cell office:value-type="float" office:value="78.63394774622348">
            <text:p>78.63394774622348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string" office:value="Fox">
            <text:p>Fox</text:p>
          </table:table-cell>
          <table:table-cell office:value-type="string" office:value="Ice Climbers">
            <text:p>Ice Climbers</text:p>
          </table:table-cell>
          <table:table-cell office:value-type="float" office:value="79.85812301871697">
            <text:p>79.85812301871697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string" office:value="Fox">
            <text:p>Fox</text:p>
          </table:table-cell>
          <table:table-cell office:value-type="string" office:value="Zelda">
            <text:p>Zelda</text:p>
          </table:table-cell>
          <table:table-cell office:value-type="float" office:value="72.11762354891759">
            <text:p>72.11762354891759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string" office:value="Fox">
            <text:p>Fox</text:p>
          </table:table-cell>
          <table:table-cell office:value-type="string" office:value="Sheik">
            <text:p>Sheik</text:p>
          </table:table-cell>
          <table:table-cell office:value-type="float" office:value="86.24229333557477">
            <text:p>86.24229333557477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string" office:value="Fox">
            <text:p>Fox</text:p>
          </table:table-cell>
          <table:table-cell office:value-type="string" office:value="Luigi">
            <text:p>Luigi</text:p>
          </table:table-cell>
          <table:table-cell office:value-type="float" office:value="15.802491344370528">
            <text:p>15.802491344370528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string" office:value="Fox">
            <text:p>Fox</text:p>
          </table:table-cell>
          <table:table-cell office:value-type="string" office:value="Jigglypuff">
            <text:p>Jigglypuff</text:p>
          </table:table-cell>
          <table:table-cell office:value-type="float" office:value="59.01139227195558">
            <text:p>59.01139227195558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string" office:value="Fox">
            <text:p>Fox</text:p>
          </table:table-cell>
          <table:table-cell office:value-type="string" office:value="Mewtwo">
            <text:p>Mewtwo</text:p>
          </table:table-cell>
          <table:table-cell office:value-type="float" office:value="25.5847638723544">
            <text:p>25.5847638723544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float" office:value="146">
            <text:p>146</text:p>
          </table:table-cell>
          <table:table-cell office:value-type="float" office:value="146">
            <text:p>146</text:p>
          </table:table-cell>
          <table:table-cell office:value-type="string" office:value="Fox">
            <text:p>Fox</text:p>
          </table:table-cell>
          <table:table-cell office:value-type="string" office:value="Marth">
            <text:p>Marth</text:p>
          </table:table-cell>
          <table:table-cell office:value-type="float" office:value="88.49811816526275">
            <text:p>88.49811816526275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float" office:value="147">
            <text:p>147</text:p>
          </table:table-cell>
          <table:table-cell office:value-type="float" office:value="147">
            <text:p>147</text:p>
          </table:table-cell>
          <table:table-cell office:value-type="string" office:value="Fox">
            <text:p>Fox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30.24083231744705">
            <text:p>30.24083231744705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string" office:value="Fox">
            <text:p>Fox</text:p>
          </table:table-cell>
          <table:table-cell office:value-type="string" office:value="Dr. Mario">
            <text:p>Dr. Mario</text:p>
          </table:table-cell>
          <table:table-cell office:value-type="float" office:value="84.00915954765676">
            <text:p>84.00915954765676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string" office:value="Fox">
            <text:p>Fox</text:p>
          </table:table-cell>
          <table:table-cell office:value-type="string" office:value="Ganondorf">
            <text:p>Ganondorf</text:p>
          </table:table-cell>
          <table:table-cell office:value-type="float" office:value="94.22234056209959">
            <text:p>94.22234056209959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  <table:table-cell office:value-type="string" office:value="Fox">
            <text:p>Fox</text:p>
          </table:table-cell>
          <table:table-cell office:value-type="string" office:value="Falco">
            <text:p>Falco</text:p>
          </table:table-cell>
          <table:table-cell office:value-type="float" office:value="30.13565789894077">
            <text:p>30.13565789894077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  <table:table-cell office:value-type="string" office:value="Fox">
            <text:p>Fox</text:p>
          </table:table-cell>
          <table:table-cell office:value-type="string" office:value="Young Link">
            <text:p>Young Link</text:p>
          </table:table-cell>
          <table:table-cell office:value-type="float" office:value="28.70921881734194">
            <text:p>28.70921881734194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float" office:value="152">
            <text:p>152</text:p>
          </table:table-cell>
          <table:table-cell office:value-type="float" office:value="152">
            <text:p>152</text:p>
          </table:table-cell>
          <table:table-cell office:value-type="string" office:value="Fox">
            <text:p>Fox</text:p>
          </table:table-cell>
          <table:table-cell office:value-type="string" office:value="Pichu">
            <text:p>Pichu</text:p>
          </table:table-cell>
          <table:table-cell office:value-type="float" office:value="90.97282160327634">
            <text:p>90.97282160327634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float" office:value="153">
            <text:p>153</text:p>
          </table:table-cell>
          <table:table-cell office:value-type="float" office:value="153">
            <text:p>153</text:p>
          </table:table-cell>
          <table:table-cell office:value-type="string" office:value="Fox">
            <text:p>Fox</text:p>
          </table:table-cell>
          <table:table-cell office:value-type="string" office:value="Roy">
            <text:p>Roy</text:p>
          </table:table-cell>
          <table:table-cell office:value-type="float" office:value="86.06468958527472">
            <text:p>86.06468958527472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  <table:table-cell office:value-type="string" office:value="Pikachu">
            <text:p>Pikachu</text:p>
          </table:table-cell>
          <table:table-cell office:value-type="string" office:value="Ness">
            <text:p>Ness</text:p>
          </table:table-cell>
          <table:table-cell office:value-type="float" office:value="1.37273418080609">
            <text:p>1.37273418080609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  <table:table-cell office:value-type="string" office:value="Pikachu">
            <text:p>Pikachu</text:p>
          </table:table-cell>
          <table:table-cell office:value-type="string" office:value="Captain Falcon">
            <text:p>Captain Falcon</text:p>
          </table:table-cell>
          <table:table-cell office:value-type="float" office:value="33.259684144317745">
            <text:p>33.259684144317745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float" office:value="156">
            <text:p>156</text:p>
          </table:table-cell>
          <table:table-cell office:value-type="float" office:value="156">
            <text:p>156</text:p>
          </table:table-cell>
          <table:table-cell office:value-type="string" office:value="Pikachu">
            <text:p>Pikachu</text:p>
          </table:table-cell>
          <table:table-cell office:value-type="string" office:value="Bowser">
            <text:p>Bowser</text:p>
          </table:table-cell>
          <table:table-cell office:value-type="float" office:value="83.81308574169887">
            <text:p>83.81308574169887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float" office:value="157">
            <text:p>157</text:p>
          </table:table-cell>
          <table:table-cell office:value-type="float" office:value="157">
            <text:p>157</text:p>
          </table:table-cell>
          <table:table-cell office:value-type="string" office:value="Pikachu">
            <text:p>Pikachu</text:p>
          </table:table-cell>
          <table:table-cell office:value-type="string" office:value="Princess Peach">
            <text:p>Princess Peach</text:p>
          </table:table-cell>
          <table:table-cell office:value-type="float" office:value="36.67128129049663">
            <text:p>36.67128129049663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float" office:value="158">
            <text:p>158</text:p>
          </table:table-cell>
          <table:table-cell office:value-type="float" office:value="158">
            <text:p>158</text:p>
          </table:table-cell>
          <table:table-cell office:value-type="string" office:value="Pikachu">
            <text:p>Pikachu</text:p>
          </table:table-cell>
          <table:table-cell office:value-type="string" office:value="Ice Climbers">
            <text:p>Ice Climbers</text:p>
          </table:table-cell>
          <table:table-cell office:value-type="float" office:value="83.05014423866932">
            <text:p>83.05014423866932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  <table:table-cell office:value-type="string" office:value="Pikachu">
            <text:p>Pikachu</text:p>
          </table:table-cell>
          <table:table-cell office:value-type="string" office:value="Zelda">
            <text:p>Zelda</text:p>
          </table:table-cell>
          <table:table-cell office:value-type="float" office:value="82.68105507829694">
            <text:p>82.68105507829694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float" office:value="160">
            <text:p>160</text:p>
          </table:table-cell>
          <table:table-cell office:value-type="float" office:value="160">
            <text:p>160</text:p>
          </table:table-cell>
          <table:table-cell office:value-type="string" office:value="Pikachu">
            <text:p>Pikachu</text:p>
          </table:table-cell>
          <table:table-cell office:value-type="string" office:value="Sheik">
            <text:p>Sheik</text:p>
          </table:table-cell>
          <table:table-cell office:value-type="float" office:value="55.70620128580692">
            <text:p>55.70620128580692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float" office:value="161">
            <text:p>161</text:p>
          </table:table-cell>
          <table:table-cell office:value-type="float" office:value="161">
            <text:p>161</text:p>
          </table:table-cell>
          <table:table-cell office:value-type="string" office:value="Pikachu">
            <text:p>Pikachu</text:p>
          </table:table-cell>
          <table:table-cell office:value-type="string" office:value="Luigi">
            <text:p>Luigi</text:p>
          </table:table-cell>
          <table:table-cell office:value-type="float" office:value="62.76601199650423">
            <text:p>62.76601199650423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float" office:value="162">
            <text:p>162</text:p>
          </table:table-cell>
          <table:table-cell office:value-type="float" office:value="162">
            <text:p>162</text:p>
          </table:table-cell>
          <table:table-cell office:value-type="string" office:value="Pikachu">
            <text:p>Pikachu</text:p>
          </table:table-cell>
          <table:table-cell office:value-type="string" office:value="Jigglypuff">
            <text:p>Jigglypuff</text:p>
          </table:table-cell>
          <table:table-cell office:value-type="float" office:value="16.720818266711635">
            <text:p>16.720818266711635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float" office:value="163">
            <text:p>163</text:p>
          </table:table-cell>
          <table:table-cell office:value-type="float" office:value="163">
            <text:p>163</text:p>
          </table:table-cell>
          <table:table-cell office:value-type="string" office:value="Pikachu">
            <text:p>Pikachu</text:p>
          </table:table-cell>
          <table:table-cell office:value-type="string" office:value="Mewtwo">
            <text:p>Mewtwo</text:p>
          </table:table-cell>
          <table:table-cell office:value-type="float" office:value="92.46402204523243">
            <text:p>92.46402204523243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float" office:value="164">
            <text:p>164</text:p>
          </table:table-cell>
          <table:table-cell office:value-type="float" office:value="164">
            <text:p>164</text:p>
          </table:table-cell>
          <table:table-cell office:value-type="string" office:value="Pikachu">
            <text:p>Pikachu</text:p>
          </table:table-cell>
          <table:table-cell office:value-type="string" office:value="Marth">
            <text:p>Marth</text:p>
          </table:table-cell>
          <table:table-cell office:value-type="float" office:value="30.20412616039424">
            <text:p>30.20412616039424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float" office:value="165">
            <text:p>165</text:p>
          </table:table-cell>
          <table:table-cell office:value-type="float" office:value="165">
            <text:p>165</text:p>
          </table:table-cell>
          <table:table-cell office:value-type="string" office:value="Pikachu">
            <text:p>Pikachu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91.91513676819693">
            <text:p>91.91513676819693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float" office:value="166">
            <text:p>166</text:p>
          </table:table-cell>
          <table:table-cell office:value-type="float" office:value="166">
            <text:p>166</text:p>
          </table:table-cell>
          <table:table-cell office:value-type="string" office:value="Pikachu">
            <text:p>Pikachu</text:p>
          </table:table-cell>
          <table:table-cell office:value-type="string" office:value="Dr. Mario">
            <text:p>Dr. Mario</text:p>
          </table:table-cell>
          <table:table-cell office:value-type="float" office:value="88.73860947345445">
            <text:p>88.73860947345445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float" office:value="167">
            <text:p>167</text:p>
          </table:table-cell>
          <table:table-cell office:value-type="float" office:value="167">
            <text:p>167</text:p>
          </table:table-cell>
          <table:table-cell office:value-type="string" office:value="Pikachu">
            <text:p>Pikachu</text:p>
          </table:table-cell>
          <table:table-cell office:value-type="string" office:value="Ganondorf">
            <text:p>Ganondorf</text:p>
          </table:table-cell>
          <table:table-cell office:value-type="float" office:value="41.51826573551715">
            <text:p>41.51826573551715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float" office:value="168">
            <text:p>168</text:p>
          </table:table-cell>
          <table:table-cell office:value-type="float" office:value="168">
            <text:p>168</text:p>
          </table:table-cell>
          <table:table-cell office:value-type="string" office:value="Pikachu">
            <text:p>Pikachu</text:p>
          </table:table-cell>
          <table:table-cell office:value-type="string" office:value="Falco">
            <text:p>Falco</text:p>
          </table:table-cell>
          <table:table-cell office:value-type="float" office:value="11.026569164260147">
            <text:p>11.026569164260147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float" office:value="169">
            <text:p>169</text:p>
          </table:table-cell>
          <table:table-cell office:value-type="float" office:value="169">
            <text:p>169</text:p>
          </table:table-cell>
          <table:table-cell office:value-type="string" office:value="Pikachu">
            <text:p>Pikachu</text:p>
          </table:table-cell>
          <table:table-cell office:value-type="string" office:value="Young Link">
            <text:p>Young Link</text:p>
          </table:table-cell>
          <table:table-cell office:value-type="float" office:value="3.9733121714809028">
            <text:p>3.9733121714809028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float" office:value="170">
            <text:p>170</text:p>
          </table:table-cell>
          <table:table-cell office:value-type="float" office:value="170">
            <text:p>170</text:p>
          </table:table-cell>
          <table:table-cell office:value-type="string" office:value="Pikachu">
            <text:p>Pikachu</text:p>
          </table:table-cell>
          <table:table-cell office:value-type="string" office:value="Pichu">
            <text:p>Pichu</text:p>
          </table:table-cell>
          <table:table-cell office:value-type="float" office:value="53.71444926534657">
            <text:p>53.71444926534657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float" office:value="171">
            <text:p>171</text:p>
          </table:table-cell>
          <table:table-cell office:value-type="float" office:value="171">
            <text:p>171</text:p>
          </table:table-cell>
          <table:table-cell office:value-type="string" office:value="Pikachu">
            <text:p>Pikachu</text:p>
          </table:table-cell>
          <table:table-cell office:value-type="string" office:value="Roy">
            <text:p>Roy</text:p>
          </table:table-cell>
          <table:table-cell office:value-type="float" office:value="33.122905307599204">
            <text:p>33.122905307599204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float" office:value="172">
            <text:p>172</text:p>
          </table:table-cell>
          <table:table-cell office:value-type="float" office:value="172">
            <text:p>172</text:p>
          </table:table-cell>
          <table:table-cell office:value-type="string" office:value="Ness">
            <text:p>Ness</text:p>
          </table:table-cell>
          <table:table-cell office:value-type="string" office:value="Captain Falcon">
            <text:p>Captain Falcon</text:p>
          </table:table-cell>
          <table:table-cell office:value-type="float" office:value="27.061334369251355">
            <text:p>27.061334369251355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float" office:value="173">
            <text:p>173</text:p>
          </table:table-cell>
          <table:table-cell office:value-type="float" office:value="173">
            <text:p>173</text:p>
          </table:table-cell>
          <table:table-cell office:value-type="string" office:value="Ness">
            <text:p>Ness</text:p>
          </table:table-cell>
          <table:table-cell office:value-type="string" office:value="Bowser">
            <text:p>Bowser</text:p>
          </table:table-cell>
          <table:table-cell office:value-type="float" office:value="47.61869106930915">
            <text:p>47.61869106930915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float" office:value="174">
            <text:p>174</text:p>
          </table:table-cell>
          <table:table-cell office:value-type="float" office:value="174">
            <text:p>174</text:p>
          </table:table-cell>
          <table:table-cell office:value-type="string" office:value="Ness">
            <text:p>Ness</text:p>
          </table:table-cell>
          <table:table-cell office:value-type="string" office:value="Princess Peach">
            <text:p>Princess Peach</text:p>
          </table:table-cell>
          <table:table-cell office:value-type="float" office:value="47.25520313972581">
            <text:p>47.25520313972581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float" office:value="175">
            <text:p>175</text:p>
          </table:table-cell>
          <table:table-cell office:value-type="float" office:value="175">
            <text:p>175</text:p>
          </table:table-cell>
          <table:table-cell office:value-type="string" office:value="Ness">
            <text:p>Ness</text:p>
          </table:table-cell>
          <table:table-cell office:value-type="string" office:value="Ice Climbers">
            <text:p>Ice Climbers</text:p>
          </table:table-cell>
          <table:table-cell office:value-type="float" office:value="35.8236266498778">
            <text:p>35.8236266498778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float" office:value="176">
            <text:p>176</text:p>
          </table:table-cell>
          <table:table-cell office:value-type="float" office:value="176">
            <text:p>176</text:p>
          </table:table-cell>
          <table:table-cell office:value-type="string" office:value="Ness">
            <text:p>Ness</text:p>
          </table:table-cell>
          <table:table-cell office:value-type="string" office:value="Zelda">
            <text:p>Zelda</text:p>
          </table:table-cell>
          <table:table-cell office:value-type="float" office:value="43.96973494705504">
            <text:p>43.96973494705504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float" office:value="177">
            <text:p>177</text:p>
          </table:table-cell>
          <table:table-cell office:value-type="float" office:value="177">
            <text:p>177</text:p>
          </table:table-cell>
          <table:table-cell office:value-type="string" office:value="Ness">
            <text:p>Ness</text:p>
          </table:table-cell>
          <table:table-cell office:value-type="string" office:value="Sheik">
            <text:p>Sheik</text:p>
          </table:table-cell>
          <table:table-cell office:value-type="float" office:value="73.15607242309538">
            <text:p>73.15607242309538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float" office:value="178">
            <text:p>178</text:p>
          </table:table-cell>
          <table:table-cell office:value-type="float" office:value="178">
            <text:p>178</text:p>
          </table:table-cell>
          <table:table-cell office:value-type="string" office:value="Ness">
            <text:p>Ness</text:p>
          </table:table-cell>
          <table:table-cell office:value-type="string" office:value="Luigi">
            <text:p>Luigi</text:p>
          </table:table-cell>
          <table:table-cell office:value-type="float" office:value="55.13884272489382">
            <text:p>55.13884272489382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  <table:table-cell office:value-type="string" office:value="Ness">
            <text:p>Ness</text:p>
          </table:table-cell>
          <table:table-cell office:value-type="string" office:value="Jigglypuff">
            <text:p>Jigglypuff</text:p>
          </table:table-cell>
          <table:table-cell office:value-type="float" office:value="8.41879924723461">
            <text:p>8.41879924723461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float" office:value="180">
            <text:p>180</text:p>
          </table:table-cell>
          <table:table-cell office:value-type="float" office:value="180">
            <text:p>180</text:p>
          </table:table-cell>
          <table:table-cell office:value-type="string" office:value="Ness">
            <text:p>Ness</text:p>
          </table:table-cell>
          <table:table-cell office:value-type="string" office:value="Mewtwo">
            <text:p>Mewtwo</text:p>
          </table:table-cell>
          <table:table-cell office:value-type="float" office:value="64.26064403905582">
            <text:p>64.26064403905582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float" office:value="181">
            <text:p>181</text:p>
          </table:table-cell>
          <table:table-cell office:value-type="float" office:value="181">
            <text:p>181</text:p>
          </table:table-cell>
          <table:table-cell office:value-type="string" office:value="Ness">
            <text:p>Ness</text:p>
          </table:table-cell>
          <table:table-cell office:value-type="string" office:value="Marth">
            <text:p>Marth</text:p>
          </table:table-cell>
          <table:table-cell office:value-type="float" office:value="86.71539340467868">
            <text:p>86.71539340467868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float" office:value="182">
            <text:p>182</text:p>
          </table:table-cell>
          <table:table-cell office:value-type="float" office:value="182">
            <text:p>182</text:p>
          </table:table-cell>
          <table:table-cell office:value-type="string" office:value="Ness">
            <text:p>Ness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25.77166657193014">
            <text:p>25.77166657193014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float" office:value="183">
            <text:p>183</text:p>
          </table:table-cell>
          <table:table-cell office:value-type="float" office:value="183">
            <text:p>183</text:p>
          </table:table-cell>
          <table:table-cell office:value-type="string" office:value="Ness">
            <text:p>Ness</text:p>
          </table:table-cell>
          <table:table-cell office:value-type="string" office:value="Dr. Mario">
            <text:p>Dr. Mario</text:p>
          </table:table-cell>
          <table:table-cell office:value-type="float" office:value="90.54907246712524">
            <text:p>90.54907246712524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float" office:value="184">
            <text:p>184</text:p>
          </table:table-cell>
          <table:table-cell office:value-type="float" office:value="184">
            <text:p>184</text:p>
          </table:table-cell>
          <table:table-cell office:value-type="string" office:value="Ness">
            <text:p>Ness</text:p>
          </table:table-cell>
          <table:table-cell office:value-type="string" office:value="Ganondorf">
            <text:p>Ganondorf</text:p>
          </table:table-cell>
          <table:table-cell office:value-type="float" office:value="75.36859891192708">
            <text:p>75.36859891192708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float" office:value="185">
            <text:p>185</text:p>
          </table:table-cell>
          <table:table-cell office:value-type="float" office:value="185">
            <text:p>185</text:p>
          </table:table-cell>
          <table:table-cell office:value-type="string" office:value="Ness">
            <text:p>Ness</text:p>
          </table:table-cell>
          <table:table-cell office:value-type="string" office:value="Falco">
            <text:p>Falco</text:p>
          </table:table-cell>
          <table:table-cell office:value-type="float" office:value="5.803905645734431">
            <text:p>5.803905645734431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float" office:value="186">
            <text:p>186</text:p>
          </table:table-cell>
          <table:table-cell office:value-type="float" office:value="186">
            <text:p>186</text:p>
          </table:table-cell>
          <table:table-cell office:value-type="string" office:value="Ness">
            <text:p>Ness</text:p>
          </table:table-cell>
          <table:table-cell office:value-type="string" office:value="Young Link">
            <text:p>Young Link</text:p>
          </table:table-cell>
          <table:table-cell office:value-type="float" office:value="51.5088641742803">
            <text:p>51.5088641742803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float" office:value="187">
            <text:p>187</text:p>
          </table:table-cell>
          <table:table-cell office:value-type="float" office:value="187">
            <text:p>187</text:p>
          </table:table-cell>
          <table:table-cell office:value-type="string" office:value="Ness">
            <text:p>Ness</text:p>
          </table:table-cell>
          <table:table-cell office:value-type="string" office:value="Pichu">
            <text:p>Pichu</text:p>
          </table:table-cell>
          <table:table-cell office:value-type="float" office:value="15.59842897026915">
            <text:p>15.59842897026915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float" office:value="188">
            <text:p>188</text:p>
          </table:table-cell>
          <table:table-cell office:value-type="float" office:value="188">
            <text:p>188</text:p>
          </table:table-cell>
          <table:table-cell office:value-type="string" office:value="Ness">
            <text:p>Ness</text:p>
          </table:table-cell>
          <table:table-cell office:value-type="string" office:value="Roy">
            <text:p>Roy</text:p>
          </table:table-cell>
          <table:table-cell office:value-type="float" office:value="34.202730871197986">
            <text:p>34.202730871197986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float" office:value="189">
            <text:p>189</text:p>
          </table:table-cell>
          <table:table-cell office:value-type="float" office:value="189">
            <text:p>189</text:p>
          </table:table-cell>
          <table:table-cell office:value-type="string" office:value="Captain Falcon">
            <text:p>Captain Falcon</text:p>
          </table:table-cell>
          <table:table-cell office:value-type="string" office:value="Bowser">
            <text:p>Bowser</text:p>
          </table:table-cell>
          <table:table-cell office:value-type="float" office:value="45.31408644311193">
            <text:p>45.31408644311193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float" office:value="190">
            <text:p>190</text:p>
          </table:table-cell>
          <table:table-cell office:value-type="float" office:value="190">
            <text:p>190</text:p>
          </table:table-cell>
          <table:table-cell office:value-type="string" office:value="Captain Falcon">
            <text:p>Captain Falcon</text:p>
          </table:table-cell>
          <table:table-cell office:value-type="string" office:value="Princess Peach">
            <text:p>Princess Peach</text:p>
          </table:table-cell>
          <table:table-cell office:value-type="float" office:value="62.23766416499035">
            <text:p>62.23766416499035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float" office:value="191">
            <text:p>191</text:p>
          </table:table-cell>
          <table:table-cell office:value-type="float" office:value="191">
            <text:p>191</text:p>
          </table:table-cell>
          <table:table-cell office:value-type="string" office:value="Captain Falcon">
            <text:p>Captain Falcon</text:p>
          </table:table-cell>
          <table:table-cell office:value-type="string" office:value="Ice Climbers">
            <text:p>Ice Climbers</text:p>
          </table:table-cell>
          <table:table-cell office:value-type="float" office:value="48.664875265930384">
            <text:p>48.664875265930384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float" office:value="192">
            <text:p>192</text:p>
          </table:table-cell>
          <table:table-cell office:value-type="float" office:value="192">
            <text:p>192</text:p>
          </table:table-cell>
          <table:table-cell office:value-type="string" office:value="Captain Falcon">
            <text:p>Captain Falcon</text:p>
          </table:table-cell>
          <table:table-cell office:value-type="string" office:value="Zelda">
            <text:p>Zelda</text:p>
          </table:table-cell>
          <table:table-cell office:value-type="float" office:value="88.24721180971638">
            <text:p>88.24721180971638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float" office:value="193">
            <text:p>193</text:p>
          </table:table-cell>
          <table:table-cell office:value-type="float" office:value="193">
            <text:p>193</text:p>
          </table:table-cell>
          <table:table-cell office:value-type="string" office:value="Captain Falcon">
            <text:p>Captain Falcon</text:p>
          </table:table-cell>
          <table:table-cell office:value-type="string" office:value="Sheik">
            <text:p>Sheik</text:p>
          </table:table-cell>
          <table:table-cell office:value-type="float" office:value="11.508161989816568">
            <text:p>11.508161989816568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float" office:value="194">
            <text:p>194</text:p>
          </table:table-cell>
          <table:table-cell office:value-type="float" office:value="194">
            <text:p>194</text:p>
          </table:table-cell>
          <table:table-cell office:value-type="string" office:value="Captain Falcon">
            <text:p>Captain Falcon</text:p>
          </table:table-cell>
          <table:table-cell office:value-type="string" office:value="Luigi">
            <text:p>Luigi</text:p>
          </table:table-cell>
          <table:table-cell office:value-type="float" office:value="45.68867653708381">
            <text:p>45.68867653708381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float" office:value="195">
            <text:p>195</text:p>
          </table:table-cell>
          <table:table-cell office:value-type="float" office:value="195">
            <text:p>195</text:p>
          </table:table-cell>
          <table:table-cell office:value-type="string" office:value="Captain Falcon">
            <text:p>Captain Falcon</text:p>
          </table:table-cell>
          <table:table-cell office:value-type="string" office:value="Jigglypuff">
            <text:p>Jigglypuff</text:p>
          </table:table-cell>
          <table:table-cell office:value-type="float" office:value="70.97702951414999">
            <text:p>70.97702951414999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float" office:value="196">
            <text:p>196</text:p>
          </table:table-cell>
          <table:table-cell office:value-type="float" office:value="196">
            <text:p>196</text:p>
          </table:table-cell>
          <table:table-cell office:value-type="string" office:value="Captain Falcon">
            <text:p>Captain Falcon</text:p>
          </table:table-cell>
          <table:table-cell office:value-type="string" office:value="Mewtwo">
            <text:p>Mewtwo</text:p>
          </table:table-cell>
          <table:table-cell office:value-type="float" office:value="50.36967288984931">
            <text:p>50.36967288984931</text:p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float" office:value="197">
            <text:p>197</text:p>
          </table:table-cell>
          <table:table-cell office:value-type="float" office:value="197">
            <text:p>197</text:p>
          </table:table-cell>
          <table:table-cell office:value-type="string" office:value="Captain Falcon">
            <text:p>Captain Falcon</text:p>
          </table:table-cell>
          <table:table-cell office:value-type="string" office:value="Marth">
            <text:p>Marth</text:p>
          </table:table-cell>
          <table:table-cell office:value-type="float" office:value="38.89717776225222">
            <text:p>38.89717776225222</text:p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float" office:value="198">
            <text:p>198</text:p>
          </table:table-cell>
          <table:table-cell office:value-type="float" office:value="198">
            <text:p>198</text:p>
          </table:table-cell>
          <table:table-cell office:value-type="string" office:value="Captain Falcon">
            <text:p>Captain Falcon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25.548815594801823">
            <text:p>25.548815594801823</text:p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float" office:value="199">
            <text:p>199</text:p>
          </table:table-cell>
          <table:table-cell office:value-type="float" office:value="199">
            <text:p>199</text:p>
          </table:table-cell>
          <table:table-cell office:value-type="string" office:value="Captain Falcon">
            <text:p>Captain Falcon</text:p>
          </table:table-cell>
          <table:table-cell office:value-type="string" office:value="Dr. Mario">
            <text:p>Dr. Mario</text:p>
          </table:table-cell>
          <table:table-cell office:value-type="float" office:value="74.01211300901328">
            <text:p>74.01211300901328</text:p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float" office:value="200">
            <text:p>200</text:p>
          </table:table-cell>
          <table:table-cell office:value-type="float" office:value="200">
            <text:p>200</text:p>
          </table:table-cell>
          <table:table-cell office:value-type="string" office:value="Captain Falcon">
            <text:p>Captain Falcon</text:p>
          </table:table-cell>
          <table:table-cell office:value-type="string" office:value="Ganondorf">
            <text:p>Ganondorf</text:p>
          </table:table-cell>
          <table:table-cell office:value-type="float" office:value="32.36122662562079">
            <text:p>32.36122662562079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float" office:value="201">
            <text:p>201</text:p>
          </table:table-cell>
          <table:table-cell office:value-type="float" office:value="201">
            <text:p>201</text:p>
          </table:table-cell>
          <table:table-cell office:value-type="string" office:value="Captain Falcon">
            <text:p>Captain Falcon</text:p>
          </table:table-cell>
          <table:table-cell office:value-type="string" office:value="Falco">
            <text:p>Falco</text:p>
          </table:table-cell>
          <table:table-cell office:value-type="float" office:value="68.11664483953969">
            <text:p>68.11664483953969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float" office:value="202">
            <text:p>202</text:p>
          </table:table-cell>
          <table:table-cell office:value-type="float" office:value="202">
            <text:p>202</text:p>
          </table:table-cell>
          <table:table-cell office:value-type="string" office:value="Captain Falcon">
            <text:p>Captain Falcon</text:p>
          </table:table-cell>
          <table:table-cell office:value-type="string" office:value="Young Link">
            <text:p>Young Link</text:p>
          </table:table-cell>
          <table:table-cell office:value-type="float" office:value="37.36892606532079">
            <text:p>37.36892606532079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float" office:value="203">
            <text:p>203</text:p>
          </table:table-cell>
          <table:table-cell office:value-type="float" office:value="203">
            <text:p>203</text:p>
          </table:table-cell>
          <table:table-cell office:value-type="string" office:value="Captain Falcon">
            <text:p>Captain Falcon</text:p>
          </table:table-cell>
          <table:table-cell office:value-type="string" office:value="Pichu">
            <text:p>Pichu</text:p>
          </table:table-cell>
          <table:table-cell office:value-type="float" office:value="88.41337308794766">
            <text:p>88.41337308794766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float" office:value="204">
            <text:p>204</text:p>
          </table:table-cell>
          <table:table-cell office:value-type="float" office:value="204">
            <text:p>204</text:p>
          </table:table-cell>
          <table:table-cell office:value-type="string" office:value="Captain Falcon">
            <text:p>Captain Falcon</text:p>
          </table:table-cell>
          <table:table-cell office:value-type="string" office:value="Roy">
            <text:p>Roy</text:p>
          </table:table-cell>
          <table:table-cell office:value-type="float" office:value="80.09102345814121">
            <text:p>80.09102345814121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float" office:value="205">
            <text:p>205</text:p>
          </table:table-cell>
          <table:table-cell office:value-type="float" office:value="205">
            <text:p>205</text:p>
          </table:table-cell>
          <table:table-cell office:value-type="string" office:value="Bowser">
            <text:p>Bowser</text:p>
          </table:table-cell>
          <table:table-cell office:value-type="string" office:value="Princess Peach">
            <text:p>Princess Peach</text:p>
          </table:table-cell>
          <table:table-cell office:value-type="float" office:value="2.6135000184565715">
            <text:p>2.6135000184565715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float" office:value="206">
            <text:p>206</text:p>
          </table:table-cell>
          <table:table-cell office:value-type="float" office:value="206">
            <text:p>206</text:p>
          </table:table-cell>
          <table:table-cell office:value-type="string" office:value="Bowser">
            <text:p>Bowser</text:p>
          </table:table-cell>
          <table:table-cell office:value-type="string" office:value="Ice Climbers">
            <text:p>Ice Climbers</text:p>
          </table:table-cell>
          <table:table-cell office:value-type="float" office:value="14.002234448771212">
            <text:p>14.002234448771212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float" office:value="207">
            <text:p>207</text:p>
          </table:table-cell>
          <table:table-cell office:value-type="float" office:value="207">
            <text:p>207</text:p>
          </table:table-cell>
          <table:table-cell office:value-type="string" office:value="Bowser">
            <text:p>Bowser</text:p>
          </table:table-cell>
          <table:table-cell office:value-type="string" office:value="Zelda">
            <text:p>Zelda</text:p>
          </table:table-cell>
          <table:table-cell office:value-type="float" office:value="28.905088163851424">
            <text:p>28.905088163851424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float" office:value="208">
            <text:p>208</text:p>
          </table:table-cell>
          <table:table-cell office:value-type="float" office:value="208">
            <text:p>208</text:p>
          </table:table-cell>
          <table:table-cell office:value-type="string" office:value="Bowser">
            <text:p>Bowser</text:p>
          </table:table-cell>
          <table:table-cell office:value-type="string" office:value="Sheik">
            <text:p>Sheik</text:p>
          </table:table-cell>
          <table:table-cell office:value-type="float" office:value="92.02258027996713">
            <text:p>92.02258027996713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  <table:table-cell office:value-type="string" office:value="Bowser">
            <text:p>Bowser</text:p>
          </table:table-cell>
          <table:table-cell office:value-type="string" office:value="Luigi">
            <text:p>Luigi</text:p>
          </table:table-cell>
          <table:table-cell office:value-type="float" office:value="22.268264997135677">
            <text:p>22.268264997135677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float" office:value="210">
            <text:p>210</text:p>
          </table:table-cell>
          <table:table-cell office:value-type="float" office:value="210">
            <text:p>210</text:p>
          </table:table-cell>
          <table:table-cell office:value-type="string" office:value="Bowser">
            <text:p>Bowser</text:p>
          </table:table-cell>
          <table:table-cell office:value-type="string" office:value="Jigglypuff">
            <text:p>Jigglypuff</text:p>
          </table:table-cell>
          <table:table-cell office:value-type="float" office:value="96.49200637217325">
            <text:p>96.49200637217325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float" office:value="211">
            <text:p>211</text:p>
          </table:table-cell>
          <table:table-cell office:value-type="float" office:value="211">
            <text:p>211</text:p>
          </table:table-cell>
          <table:table-cell office:value-type="string" office:value="Bowser">
            <text:p>Bowser</text:p>
          </table:table-cell>
          <table:table-cell office:value-type="string" office:value="Mewtwo">
            <text:p>Mewtwo</text:p>
          </table:table-cell>
          <table:table-cell office:value-type="float" office:value="11.313766845978323">
            <text:p>11.313766845978323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float" office:value="212">
            <text:p>212</text:p>
          </table:table-cell>
          <table:table-cell office:value-type="float" office:value="212">
            <text:p>212</text:p>
          </table:table-cell>
          <table:table-cell office:value-type="string" office:value="Bowser">
            <text:p>Bowser</text:p>
          </table:table-cell>
          <table:table-cell office:value-type="string" office:value="Marth">
            <text:p>Marth</text:p>
          </table:table-cell>
          <table:table-cell office:value-type="float" office:value="62.08904738454252">
            <text:p>62.08904738454252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float" office:value="213">
            <text:p>213</text:p>
          </table:table-cell>
          <table:table-cell office:value-type="float" office:value="213">
            <text:p>213</text:p>
          </table:table-cell>
          <table:table-cell office:value-type="string" office:value="Bowser">
            <text:p>Bowser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91.36368658287851">
            <text:p>91.36368658287851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float" office:value="214">
            <text:p>214</text:p>
          </table:table-cell>
          <table:table-cell office:value-type="float" office:value="214">
            <text:p>214</text:p>
          </table:table-cell>
          <table:table-cell office:value-type="string" office:value="Bowser">
            <text:p>Bowser</text:p>
          </table:table-cell>
          <table:table-cell office:value-type="string" office:value="Dr. Mario">
            <text:p>Dr. Mario</text:p>
          </table:table-cell>
          <table:table-cell office:value-type="float" office:value="87.93035908244268">
            <text:p>87.93035908244268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float" office:value="215">
            <text:p>215</text:p>
          </table:table-cell>
          <table:table-cell office:value-type="float" office:value="215">
            <text:p>215</text:p>
          </table:table-cell>
          <table:table-cell office:value-type="string" office:value="Bowser">
            <text:p>Bowser</text:p>
          </table:table-cell>
          <table:table-cell office:value-type="string" office:value="Ganondorf">
            <text:p>Ganondorf</text:p>
          </table:table-cell>
          <table:table-cell office:value-type="float" office:value="36.63410465326336">
            <text:p>36.63410465326336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float" office:value="216">
            <text:p>216</text:p>
          </table:table-cell>
          <table:table-cell office:value-type="float" office:value="216">
            <text:p>216</text:p>
          </table:table-cell>
          <table:table-cell office:value-type="string" office:value="Bowser">
            <text:p>Bowser</text:p>
          </table:table-cell>
          <table:table-cell office:value-type="string" office:value="Falco">
            <text:p>Falco</text:p>
          </table:table-cell>
          <table:table-cell office:value-type="float" office:value="3.71858563989772">
            <text:p>3.71858563989772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float" office:value="217">
            <text:p>217</text:p>
          </table:table-cell>
          <table:table-cell office:value-type="float" office:value="217">
            <text:p>217</text:p>
          </table:table-cell>
          <table:table-cell office:value-type="string" office:value="Bowser">
            <text:p>Bowser</text:p>
          </table:table-cell>
          <table:table-cell office:value-type="string" office:value="Young Link">
            <text:p>Young Link</text:p>
          </table:table-cell>
          <table:table-cell office:value-type="float" office:value="70.320679575992">
            <text:p>70.320679575992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float" office:value="218">
            <text:p>218</text:p>
          </table:table-cell>
          <table:table-cell office:value-type="float" office:value="218">
            <text:p>218</text:p>
          </table:table-cell>
          <table:table-cell office:value-type="string" office:value="Bowser">
            <text:p>Bowser</text:p>
          </table:table-cell>
          <table:table-cell office:value-type="string" office:value="Pichu">
            <text:p>Pichu</text:p>
          </table:table-cell>
          <table:table-cell office:value-type="float" office:value="23.887015114062805">
            <text:p>23.887015114062805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float" office:value="219">
            <text:p>219</text:p>
          </table:table-cell>
          <table:table-cell office:value-type="float" office:value="219">
            <text:p>219</text:p>
          </table:table-cell>
          <table:table-cell office:value-type="string" office:value="Bowser">
            <text:p>Bowser</text:p>
          </table:table-cell>
          <table:table-cell office:value-type="string" office:value="Roy">
            <text:p>Roy</text:p>
          </table:table-cell>
          <table:table-cell office:value-type="float" office:value="54.66036105973987">
            <text:p>54.66036105973987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float" office:value="220">
            <text:p>220</text:p>
          </table:table-cell>
          <table:table-cell office:value-type="float" office:value="220">
            <text:p>220</text:p>
          </table:table-cell>
          <table:table-cell office:value-type="string" office:value="Princess Peach">
            <text:p>Princess Peach</text:p>
          </table:table-cell>
          <table:table-cell office:value-type="string" office:value="Ice Climbers">
            <text:p>Ice Climbers</text:p>
          </table:table-cell>
          <table:table-cell office:value-type="float" office:value="25.346217701006857">
            <text:p>25.346217701006857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float" office:value="221">
            <text:p>221</text:p>
          </table:table-cell>
          <table:table-cell office:value-type="float" office:value="221">
            <text:p>221</text:p>
          </table:table-cell>
          <table:table-cell office:value-type="string" office:value="Princess Peach">
            <text:p>Princess Peach</text:p>
          </table:table-cell>
          <table:table-cell office:value-type="string" office:value="Zelda">
            <text:p>Zelda</text:p>
          </table:table-cell>
          <table:table-cell office:value-type="float" office:value="11.75967175135968">
            <text:p>11.75967175135968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float" office:value="222">
            <text:p>222</text:p>
          </table:table-cell>
          <table:table-cell office:value-type="float" office:value="222">
            <text:p>222</text:p>
          </table:table-cell>
          <table:table-cell office:value-type="string" office:value="Princess Peach">
            <text:p>Princess Peach</text:p>
          </table:table-cell>
          <table:table-cell office:value-type="string" office:value="Sheik">
            <text:p>Sheik</text:p>
          </table:table-cell>
          <table:table-cell office:value-type="float" office:value="83.88506237603444">
            <text:p>83.88506237603444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float" office:value="223">
            <text:p>223</text:p>
          </table:table-cell>
          <table:table-cell office:value-type="float" office:value="223">
            <text:p>223</text:p>
          </table:table-cell>
          <table:table-cell office:value-type="string" office:value="Princess Peach">
            <text:p>Princess Peach</text:p>
          </table:table-cell>
          <table:table-cell office:value-type="string" office:value="Luigi">
            <text:p>Luigi</text:p>
          </table:table-cell>
          <table:table-cell office:value-type="float" office:value="81.15594659123833">
            <text:p>81.15594659123833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float" office:value="224">
            <text:p>224</text:p>
          </table:table-cell>
          <table:table-cell office:value-type="float" office:value="224">
            <text:p>224</text:p>
          </table:table-cell>
          <table:table-cell office:value-type="string" office:value="Princess Peach">
            <text:p>Princess Peach</text:p>
          </table:table-cell>
          <table:table-cell office:value-type="string" office:value="Jigglypuff">
            <text:p>Jigglypuff</text:p>
          </table:table-cell>
          <table:table-cell office:value-type="float" office:value="48.74338954444006">
            <text:p>48.74338954444006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float" office:value="225">
            <text:p>225</text:p>
          </table:table-cell>
          <table:table-cell office:value-type="float" office:value="225">
            <text:p>225</text:p>
          </table:table-cell>
          <table:table-cell office:value-type="string" office:value="Princess Peach">
            <text:p>Princess Peach</text:p>
          </table:table-cell>
          <table:table-cell office:value-type="string" office:value="Mewtwo">
            <text:p>Mewtwo</text:p>
          </table:table-cell>
          <table:table-cell office:value-type="float" office:value="29.329197004317198">
            <text:p>29.329197004317198</text:p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float" office:value="226">
            <text:p>226</text:p>
          </table:table-cell>
          <table:table-cell office:value-type="float" office:value="226">
            <text:p>226</text:p>
          </table:table-cell>
          <table:table-cell office:value-type="string" office:value="Princess Peach">
            <text:p>Princess Peach</text:p>
          </table:table-cell>
          <table:table-cell office:value-type="string" office:value="Marth">
            <text:p>Marth</text:p>
          </table:table-cell>
          <table:table-cell office:value-type="float" office:value="22.861932707620337">
            <text:p>22.861932707620337</text:p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float" office:value="227">
            <text:p>227</text:p>
          </table:table-cell>
          <table:table-cell office:value-type="float" office:value="227">
            <text:p>227</text:p>
          </table:table-cell>
          <table:table-cell office:value-type="string" office:value="Princess Peach">
            <text:p>Princess Peach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95.45827847223876">
            <text:p>95.45827847223876</text:p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float" office:value="228">
            <text:p>228</text:p>
          </table:table-cell>
          <table:table-cell office:value-type="float" office:value="228">
            <text:p>228</text:p>
          </table:table-cell>
          <table:table-cell office:value-type="string" office:value="Princess Peach">
            <text:p>Princess Peach</text:p>
          </table:table-cell>
          <table:table-cell office:value-type="string" office:value="Dr. Mario">
            <text:p>Dr. Mario</text:p>
          </table:table-cell>
          <table:table-cell office:value-type="float" office:value="9.63414668449788">
            <text:p>9.63414668449788</text:p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float" office:value="229">
            <text:p>229</text:p>
          </table:table-cell>
          <table:table-cell office:value-type="float" office:value="229">
            <text:p>229</text:p>
          </table:table-cell>
          <table:table-cell office:value-type="string" office:value="Princess Peach">
            <text:p>Princess Peach</text:p>
          </table:table-cell>
          <table:table-cell office:value-type="string" office:value="Ganondorf">
            <text:p>Ganondorf</text:p>
          </table:table-cell>
          <table:table-cell office:value-type="float" office:value="1.772012866691386">
            <text:p>1.772012866691386</text:p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float" office:value="230">
            <text:p>230</text:p>
          </table:table-cell>
          <table:table-cell office:value-type="float" office:value="230">
            <text:p>230</text:p>
          </table:table-cell>
          <table:table-cell office:value-type="string" office:value="Princess Peach">
            <text:p>Princess Peach</text:p>
          </table:table-cell>
          <table:table-cell office:value-type="string" office:value="Falco">
            <text:p>Falco</text:p>
          </table:table-cell>
          <table:table-cell office:value-type="float" office:value="95.19515239772292">
            <text:p>95.19515239772292</text:p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float" office:value="231">
            <text:p>231</text:p>
          </table:table-cell>
          <table:table-cell office:value-type="float" office:value="231">
            <text:p>231</text:p>
          </table:table-cell>
          <table:table-cell office:value-type="string" office:value="Princess Peach">
            <text:p>Princess Peach</text:p>
          </table:table-cell>
          <table:table-cell office:value-type="string" office:value="Young Link">
            <text:p>Young Link</text:p>
          </table:table-cell>
          <table:table-cell office:value-type="float" office:value="93.39272845495896">
            <text:p>93.39272845495896</text:p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float" office:value="232">
            <text:p>232</text:p>
          </table:table-cell>
          <table:table-cell office:value-type="float" office:value="232">
            <text:p>232</text:p>
          </table:table-cell>
          <table:table-cell office:value-type="string" office:value="Princess Peach">
            <text:p>Princess Peach</text:p>
          </table:table-cell>
          <table:table-cell office:value-type="string" office:value="Pichu">
            <text:p>Pichu</text:p>
          </table:table-cell>
          <table:table-cell office:value-type="float" office:value="5.248747095741324">
            <text:p>5.248747095741324</text:p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float" office:value="233">
            <text:p>233</text:p>
          </table:table-cell>
          <table:table-cell office:value-type="float" office:value="233">
            <text:p>233</text:p>
          </table:table-cell>
          <table:table-cell office:value-type="string" office:value="Princess Peach">
            <text:p>Princess Peach</text:p>
          </table:table-cell>
          <table:table-cell office:value-type="string" office:value="Roy">
            <text:p>Roy</text:p>
          </table:table-cell>
          <table:table-cell office:value-type="float" office:value="70.36530375539137">
            <text:p>70.36530375539137</text:p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float" office:value="234">
            <text:p>234</text:p>
          </table:table-cell>
          <table:table-cell office:value-type="float" office:value="234">
            <text:p>234</text:p>
          </table:table-cell>
          <table:table-cell office:value-type="string" office:value="Ice Climbers">
            <text:p>Ice Climbers</text:p>
          </table:table-cell>
          <table:table-cell office:value-type="string" office:value="Zelda">
            <text:p>Zelda</text:p>
          </table:table-cell>
          <table:table-cell office:value-type="float" office:value="61.717588122615574">
            <text:p>61.717588122615574</text:p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float" office:value="235">
            <text:p>235</text:p>
          </table:table-cell>
          <table:table-cell office:value-type="float" office:value="235">
            <text:p>235</text:p>
          </table:table-cell>
          <table:table-cell office:value-type="string" office:value="Ice Climbers">
            <text:p>Ice Climbers</text:p>
          </table:table-cell>
          <table:table-cell office:value-type="string" office:value="Sheik">
            <text:p>Sheik</text:p>
          </table:table-cell>
          <table:table-cell office:value-type="float" office:value="45.58755568722918">
            <text:p>45.58755568722918</text:p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float" office:value="236">
            <text:p>236</text:p>
          </table:table-cell>
          <table:table-cell office:value-type="float" office:value="236">
            <text:p>236</text:p>
          </table:table-cell>
          <table:table-cell office:value-type="string" office:value="Ice Climbers">
            <text:p>Ice Climbers</text:p>
          </table:table-cell>
          <table:table-cell office:value-type="string" office:value="Luigi">
            <text:p>Luigi</text:p>
          </table:table-cell>
          <table:table-cell office:value-type="float" office:value="65.1574731132792">
            <text:p>65.1574731132792</text:p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float" office:value="237">
            <text:p>237</text:p>
          </table:table-cell>
          <table:table-cell office:value-type="float" office:value="237">
            <text:p>237</text:p>
          </table:table-cell>
          <table:table-cell office:value-type="string" office:value="Ice Climbers">
            <text:p>Ice Climbers</text:p>
          </table:table-cell>
          <table:table-cell office:value-type="string" office:value="Jigglypuff">
            <text:p>Jigglypuff</text:p>
          </table:table-cell>
          <table:table-cell office:value-type="float" office:value="30.810063408592413">
            <text:p>30.810063408592413</text:p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float" office:value="238">
            <text:p>238</text:p>
          </table:table-cell>
          <table:table-cell office:value-type="float" office:value="238">
            <text:p>238</text:p>
          </table:table-cell>
          <table:table-cell office:value-type="string" office:value="Ice Climbers">
            <text:p>Ice Climbers</text:p>
          </table:table-cell>
          <table:table-cell office:value-type="string" office:value="Mewtwo">
            <text:p>Mewtwo</text:p>
          </table:table-cell>
          <table:table-cell office:value-type="float" office:value="60.630709990671114">
            <text:p>60.630709990671114</text:p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float" office:value="239">
            <text:p>239</text:p>
          </table:table-cell>
          <table:table-cell office:value-type="float" office:value="239">
            <text:p>239</text:p>
          </table:table-cell>
          <table:table-cell office:value-type="string" office:value="Ice Climbers">
            <text:p>Ice Climbers</text:p>
          </table:table-cell>
          <table:table-cell office:value-type="string" office:value="Marth">
            <text:p>Marth</text:p>
          </table:table-cell>
          <table:table-cell office:value-type="float" office:value="21.26449818424424">
            <text:p>21.26449818424424</text:p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string" office:value="Ice Climbers">
            <text:p>Ice Climbers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93.11390362466783">
            <text:p>93.11390362466783</text:p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float" office:value="241">
            <text:p>241</text:p>
          </table:table-cell>
          <table:table-cell office:value-type="float" office:value="241">
            <text:p>241</text:p>
          </table:table-cell>
          <table:table-cell office:value-type="string" office:value="Ice Climbers">
            <text:p>Ice Climbers</text:p>
          </table:table-cell>
          <table:table-cell office:value-type="string" office:value="Dr. Mario">
            <text:p>Dr. Mario</text:p>
          </table:table-cell>
          <table:table-cell office:value-type="float" office:value="32.53921384687381">
            <text:p>32.53921384687381</text:p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float" office:value="242">
            <text:p>242</text:p>
          </table:table-cell>
          <table:table-cell office:value-type="float" office:value="242">
            <text:p>242</text:p>
          </table:table-cell>
          <table:table-cell office:value-type="string" office:value="Ice Climbers">
            <text:p>Ice Climbers</text:p>
          </table:table-cell>
          <table:table-cell office:value-type="string" office:value="Ganondorf">
            <text:p>Ganondorf</text:p>
          </table:table-cell>
          <table:table-cell office:value-type="float" office:value="21.221061434768806">
            <text:p>21.221061434768806</text:p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float" office:value="243">
            <text:p>243</text:p>
          </table:table-cell>
          <table:table-cell office:value-type="float" office:value="243">
            <text:p>243</text:p>
          </table:table-cell>
          <table:table-cell office:value-type="string" office:value="Ice Climbers">
            <text:p>Ice Climbers</text:p>
          </table:table-cell>
          <table:table-cell office:value-type="string" office:value="Falco">
            <text:p>Falco</text:p>
          </table:table-cell>
          <table:table-cell office:value-type="float" office:value="67.13168324225177">
            <text:p>67.13168324225177</text:p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float" office:value="244">
            <text:p>244</text:p>
          </table:table-cell>
          <table:table-cell office:value-type="float" office:value="244">
            <text:p>244</text:p>
          </table:table-cell>
          <table:table-cell office:value-type="string" office:value="Ice Climbers">
            <text:p>Ice Climbers</text:p>
          </table:table-cell>
          <table:table-cell office:value-type="string" office:value="Young Link">
            <text:p>Young Link</text:p>
          </table:table-cell>
          <table:table-cell office:value-type="float" office:value="15.62334077933899">
            <text:p>15.62334077933899</text:p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float" office:value="245">
            <text:p>245</text:p>
          </table:table-cell>
          <table:table-cell office:value-type="float" office:value="245">
            <text:p>245</text:p>
          </table:table-cell>
          <table:table-cell office:value-type="string" office:value="Ice Climbers">
            <text:p>Ice Climbers</text:p>
          </table:table-cell>
          <table:table-cell office:value-type="string" office:value="Pichu">
            <text:p>Pichu</text:p>
          </table:table-cell>
          <table:table-cell office:value-type="float" office:value="15.707000426790607">
            <text:p>15.707000426790607</text:p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float" office:value="246">
            <text:p>246</text:p>
          </table:table-cell>
          <table:table-cell office:value-type="float" office:value="246">
            <text:p>246</text:p>
          </table:table-cell>
          <table:table-cell office:value-type="string" office:value="Ice Climbers">
            <text:p>Ice Climbers</text:p>
          </table:table-cell>
          <table:table-cell office:value-type="string" office:value="Roy">
            <text:p>Roy</text:p>
          </table:table-cell>
          <table:table-cell office:value-type="float" office:value="77.66055030815626">
            <text:p>77.66055030815626</text:p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float" office:value="247">
            <text:p>247</text:p>
          </table:table-cell>
          <table:table-cell office:value-type="float" office:value="247">
            <text:p>247</text:p>
          </table:table-cell>
          <table:table-cell office:value-type="string" office:value="Zelda">
            <text:p>Zelda</text:p>
          </table:table-cell>
          <table:table-cell office:value-type="string" office:value="Sheik">
            <text:p>Sheik</text:p>
          </table:table-cell>
          <table:table-cell office:value-type="float" office:value="57.4967357466949">
            <text:p>57.4967357466949</text:p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float" office:value="248">
            <text:p>248</text:p>
          </table:table-cell>
          <table:table-cell office:value-type="float" office:value="248">
            <text:p>248</text:p>
          </table:table-cell>
          <table:table-cell office:value-type="string" office:value="Zelda">
            <text:p>Zelda</text:p>
          </table:table-cell>
          <table:table-cell office:value-type="string" office:value="Luigi">
            <text:p>Luigi</text:p>
          </table:table-cell>
          <table:table-cell office:value-type="float" office:value="15.476024063840033">
            <text:p>15.476024063840033</text:p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float" office:value="249">
            <text:p>249</text:p>
          </table:table-cell>
          <table:table-cell office:value-type="float" office:value="249">
            <text:p>249</text:p>
          </table:table-cell>
          <table:table-cell office:value-type="string" office:value="Zelda">
            <text:p>Zelda</text:p>
          </table:table-cell>
          <table:table-cell office:value-type="string" office:value="Jigglypuff">
            <text:p>Jigglypuff</text:p>
          </table:table-cell>
          <table:table-cell office:value-type="float" office:value="73.69513235563895">
            <text:p>73.69513235563895</text:p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float" office:value="250">
            <text:p>250</text:p>
          </table:table-cell>
          <table:table-cell office:value-type="float" office:value="250">
            <text:p>250</text:p>
          </table:table-cell>
          <table:table-cell office:value-type="string" office:value="Zelda">
            <text:p>Zelda</text:p>
          </table:table-cell>
          <table:table-cell office:value-type="string" office:value="Mewtwo">
            <text:p>Mewtwo</text:p>
          </table:table-cell>
          <table:table-cell office:value-type="float" office:value="44.36498172945353">
            <text:p>44.36498172945353</text:p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float" office:value="251">
            <text:p>251</text:p>
          </table:table-cell>
          <table:table-cell office:value-type="float" office:value="251">
            <text:p>251</text:p>
          </table:table-cell>
          <table:table-cell office:value-type="string" office:value="Zelda">
            <text:p>Zelda</text:p>
          </table:table-cell>
          <table:table-cell office:value-type="string" office:value="Marth">
            <text:p>Marth</text:p>
          </table:table-cell>
          <table:table-cell office:value-type="float" office:value="43.24255939794162">
            <text:p>43.24255939794162</text:p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float" office:value="252">
            <text:p>252</text:p>
          </table:table-cell>
          <table:table-cell office:value-type="float" office:value="252">
            <text:p>252</text:p>
          </table:table-cell>
          <table:table-cell office:value-type="string" office:value="Zelda">
            <text:p>Zelda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12.552264915499013">
            <text:p>12.552264915499013</text:p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float" office:value="253">
            <text:p>253</text:p>
          </table:table-cell>
          <table:table-cell office:value-type="float" office:value="253">
            <text:p>253</text:p>
          </table:table-cell>
          <table:table-cell office:value-type="string" office:value="Zelda">
            <text:p>Zelda</text:p>
          </table:table-cell>
          <table:table-cell office:value-type="string" office:value="Dr. Mario">
            <text:p>Dr. Mario</text:p>
          </table:table-cell>
          <table:table-cell office:value-type="float" office:value="33.52204057770373">
            <text:p>33.52204057770373</text:p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float" office:value="254">
            <text:p>254</text:p>
          </table:table-cell>
          <table:table-cell office:value-type="float" office:value="254">
            <text:p>254</text:p>
          </table:table-cell>
          <table:table-cell office:value-type="string" office:value="Zelda">
            <text:p>Zelda</text:p>
          </table:table-cell>
          <table:table-cell office:value-type="string" office:value="Ganondorf">
            <text:p>Ganondorf</text:p>
          </table:table-cell>
          <table:table-cell office:value-type="float" office:value="70.07486832816758">
            <text:p>70.07486832816758</text:p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string" office:value="Zelda">
            <text:p>Zelda</text:p>
          </table:table-cell>
          <table:table-cell office:value-type="string" office:value="Falco">
            <text:p>Falco</text:p>
          </table:table-cell>
          <table:table-cell office:value-type="float" office:value="67.73761333514497">
            <text:p>67.73761333514497</text:p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string" office:value="Zelda">
            <text:p>Zelda</text:p>
          </table:table-cell>
          <table:table-cell office:value-type="string" office:value="Young Link">
            <text:p>Young Link</text:p>
          </table:table-cell>
          <table:table-cell office:value-type="float" office:value="95.58714152820306">
            <text:p>95.58714152820306</text:p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float" office:value="257">
            <text:p>257</text:p>
          </table:table-cell>
          <table:table-cell office:value-type="float" office:value="257">
            <text:p>257</text:p>
          </table:table-cell>
          <table:table-cell office:value-type="string" office:value="Zelda">
            <text:p>Zelda</text:p>
          </table:table-cell>
          <table:table-cell office:value-type="string" office:value="Pichu">
            <text:p>Pichu</text:p>
          </table:table-cell>
          <table:table-cell office:value-type="float" office:value="67.18126416177074">
            <text:p>67.18126416177074</text:p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float" office:value="258">
            <text:p>258</text:p>
          </table:table-cell>
          <table:table-cell office:value-type="float" office:value="258">
            <text:p>258</text:p>
          </table:table-cell>
          <table:table-cell office:value-type="string" office:value="Zelda">
            <text:p>Zelda</text:p>
          </table:table-cell>
          <table:table-cell office:value-type="string" office:value="Roy">
            <text:p>Roy</text:p>
          </table:table-cell>
          <table:table-cell office:value-type="float" office:value="82.95921505866217">
            <text:p>82.95921505866217</text:p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float" office:value="259">
            <text:p>259</text:p>
          </table:table-cell>
          <table:table-cell office:value-type="float" office:value="259">
            <text:p>259</text:p>
          </table:table-cell>
          <table:table-cell office:value-type="string" office:value="Sheik">
            <text:p>Sheik</text:p>
          </table:table-cell>
          <table:table-cell office:value-type="string" office:value="Luigi">
            <text:p>Luigi</text:p>
          </table:table-cell>
          <table:table-cell office:value-type="float" office:value="6.951141823152163">
            <text:p>6.951141823152163</text:p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float" office:value="260">
            <text:p>260</text:p>
          </table:table-cell>
          <table:table-cell office:value-type="float" office:value="260">
            <text:p>260</text:p>
          </table:table-cell>
          <table:table-cell office:value-type="string" office:value="Sheik">
            <text:p>Sheik</text:p>
          </table:table-cell>
          <table:table-cell office:value-type="string" office:value="Jigglypuff">
            <text:p>Jigglypuff</text:p>
          </table:table-cell>
          <table:table-cell office:value-type="float" office:value="0.014980893298466302">
            <text:p>0.014980893298466302</text:p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float" office:value="261">
            <text:p>261</text:p>
          </table:table-cell>
          <table:table-cell office:value-type="float" office:value="261">
            <text:p>261</text:p>
          </table:table-cell>
          <table:table-cell office:value-type="string" office:value="Sheik">
            <text:p>Sheik</text:p>
          </table:table-cell>
          <table:table-cell office:value-type="string" office:value="Mewtwo">
            <text:p>Mewtwo</text:p>
          </table:table-cell>
          <table:table-cell office:value-type="float" office:value="55.375172214064314">
            <text:p>55.375172214064314</text:p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float" office:value="262">
            <text:p>262</text:p>
          </table:table-cell>
          <table:table-cell office:value-type="float" office:value="262">
            <text:p>262</text:p>
          </table:table-cell>
          <table:table-cell office:value-type="string" office:value="Sheik">
            <text:p>Sheik</text:p>
          </table:table-cell>
          <table:table-cell office:value-type="string" office:value="Marth">
            <text:p>Marth</text:p>
          </table:table-cell>
          <table:table-cell office:value-type="float" office:value="42.01888172622377">
            <text:p>42.01888172622377</text:p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float" office:value="263">
            <text:p>263</text:p>
          </table:table-cell>
          <table:table-cell office:value-type="float" office:value="263">
            <text:p>263</text:p>
          </table:table-cell>
          <table:table-cell office:value-type="string" office:value="Sheik">
            <text:p>Sheik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12.199233279774635">
            <text:p>12.199233279774635</text:p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float" office:value="264">
            <text:p>264</text:p>
          </table:table-cell>
          <table:table-cell office:value-type="float" office:value="264">
            <text:p>264</text:p>
          </table:table-cell>
          <table:table-cell office:value-type="string" office:value="Sheik">
            <text:p>Sheik</text:p>
          </table:table-cell>
          <table:table-cell office:value-type="string" office:value="Dr. Mario">
            <text:p>Dr. Mario</text:p>
          </table:table-cell>
          <table:table-cell office:value-type="float" office:value="58.084486765306565">
            <text:p>58.084486765306565</text:p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float" office:value="265">
            <text:p>265</text:p>
          </table:table-cell>
          <table:table-cell office:value-type="float" office:value="265">
            <text:p>265</text:p>
          </table:table-cell>
          <table:table-cell office:value-type="string" office:value="Sheik">
            <text:p>Sheik</text:p>
          </table:table-cell>
          <table:table-cell office:value-type="string" office:value="Ganondorf">
            <text:p>Ganondorf</text:p>
          </table:table-cell>
          <table:table-cell office:value-type="float" office:value="24.064917289932232">
            <text:p>24.064917289932232</text:p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float" office:value="266">
            <text:p>266</text:p>
          </table:table-cell>
          <table:table-cell office:value-type="float" office:value="266">
            <text:p>266</text:p>
          </table:table-cell>
          <table:table-cell office:value-type="string" office:value="Sheik">
            <text:p>Sheik</text:p>
          </table:table-cell>
          <table:table-cell office:value-type="string" office:value="Falco">
            <text:p>Falco</text:p>
          </table:table-cell>
          <table:table-cell office:value-type="float" office:value="84.86395239901812">
            <text:p>84.86395239901812</text:p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float" office:value="267">
            <text:p>267</text:p>
          </table:table-cell>
          <table:table-cell office:value-type="float" office:value="267">
            <text:p>267</text:p>
          </table:table-cell>
          <table:table-cell office:value-type="string" office:value="Sheik">
            <text:p>Sheik</text:p>
          </table:table-cell>
          <table:table-cell office:value-type="string" office:value="Young Link">
            <text:p>Young Link</text:p>
          </table:table-cell>
          <table:table-cell office:value-type="float" office:value="33.08174634161822">
            <text:p>33.08174634161822</text:p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float" office:value="268">
            <text:p>268</text:p>
          </table:table-cell>
          <table:table-cell office:value-type="float" office:value="268">
            <text:p>268</text:p>
          </table:table-cell>
          <table:table-cell office:value-type="string" office:value="Sheik">
            <text:p>Sheik</text:p>
          </table:table-cell>
          <table:table-cell office:value-type="string" office:value="Pichu">
            <text:p>Pichu</text:p>
          </table:table-cell>
          <table:table-cell office:value-type="float" office:value="86.72967742220922">
            <text:p>86.72967742220922</text:p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  <table:table-cell office:value-type="string" office:value="Sheik">
            <text:p>Sheik</text:p>
          </table:table-cell>
          <table:table-cell office:value-type="string" office:value="Roy">
            <text:p>Roy</text:p>
          </table:table-cell>
          <table:table-cell office:value-type="float" office:value="55.9468411933788">
            <text:p>55.9468411933788</text:p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float" office:value="270">
            <text:p>270</text:p>
          </table:table-cell>
          <table:table-cell office:value-type="float" office:value="270">
            <text:p>270</text:p>
          </table:table-cell>
          <table:table-cell office:value-type="string" office:value="Luigi">
            <text:p>Luigi</text:p>
          </table:table-cell>
          <table:table-cell office:value-type="string" office:value="Jigglypuff">
            <text:p>Jigglypuff</text:p>
          </table:table-cell>
          <table:table-cell office:value-type="float" office:value="24.76275718749914">
            <text:p>24.76275718749914</text:p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float" office:value="271">
            <text:p>271</text:p>
          </table:table-cell>
          <table:table-cell office:value-type="float" office:value="271">
            <text:p>271</text:p>
          </table:table-cell>
          <table:table-cell office:value-type="string" office:value="Luigi">
            <text:p>Luigi</text:p>
          </table:table-cell>
          <table:table-cell office:value-type="string" office:value="Mewtwo">
            <text:p>Mewtwo</text:p>
          </table:table-cell>
          <table:table-cell office:value-type="float" office:value="55.180137600383595">
            <text:p>55.180137600383595</text:p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float" office:value="272">
            <text:p>272</text:p>
          </table:table-cell>
          <table:table-cell office:value-type="float" office:value="272">
            <text:p>272</text:p>
          </table:table-cell>
          <table:table-cell office:value-type="string" office:value="Luigi">
            <text:p>Luigi</text:p>
          </table:table-cell>
          <table:table-cell office:value-type="string" office:value="Marth">
            <text:p>Marth</text:p>
          </table:table-cell>
          <table:table-cell office:value-type="float" office:value="89.90281036312842">
            <text:p>89.90281036312842</text:p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float" office:value="273">
            <text:p>273</text:p>
          </table:table-cell>
          <table:table-cell office:value-type="float" office:value="273">
            <text:p>273</text:p>
          </table:table-cell>
          <table:table-cell office:value-type="string" office:value="Luigi">
            <text:p>Luigi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87.63378348747656">
            <text:p>87.63378348747656</text:p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float" office:value="274">
            <text:p>274</text:p>
          </table:table-cell>
          <table:table-cell office:value-type="float" office:value="274">
            <text:p>274</text:p>
          </table:table-cell>
          <table:table-cell office:value-type="string" office:value="Luigi">
            <text:p>Luigi</text:p>
          </table:table-cell>
          <table:table-cell office:value-type="string" office:value="Dr. Mario">
            <text:p>Dr. Mario</text:p>
          </table:table-cell>
          <table:table-cell office:value-type="float" office:value="43.78955762920719">
            <text:p>43.78955762920719</text:p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float" office:value="275">
            <text:p>275</text:p>
          </table:table-cell>
          <table:table-cell office:value-type="float" office:value="275">
            <text:p>275</text:p>
          </table:table-cell>
          <table:table-cell office:value-type="string" office:value="Luigi">
            <text:p>Luigi</text:p>
          </table:table-cell>
          <table:table-cell office:value-type="string" office:value="Ganondorf">
            <text:p>Ganondorf</text:p>
          </table:table-cell>
          <table:table-cell office:value-type="float" office:value="96.7403710894324">
            <text:p>96.7403710894324</text:p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float" office:value="276">
            <text:p>276</text:p>
          </table:table-cell>
          <table:table-cell office:value-type="float" office:value="276">
            <text:p>276</text:p>
          </table:table-cell>
          <table:table-cell office:value-type="string" office:value="Luigi">
            <text:p>Luigi</text:p>
          </table:table-cell>
          <table:table-cell office:value-type="string" office:value="Falco">
            <text:p>Falco</text:p>
          </table:table-cell>
          <table:table-cell office:value-type="float" office:value="86.89314765036166">
            <text:p>86.89314765036166</text:p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float" office:value="277">
            <text:p>277</text:p>
          </table:table-cell>
          <table:table-cell office:value-type="float" office:value="277">
            <text:p>277</text:p>
          </table:table-cell>
          <table:table-cell office:value-type="string" office:value="Luigi">
            <text:p>Luigi</text:p>
          </table:table-cell>
          <table:table-cell office:value-type="string" office:value="Young Link">
            <text:p>Young Link</text:p>
          </table:table-cell>
          <table:table-cell office:value-type="float" office:value="20.275676963734057">
            <text:p>20.275676963734057</text:p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float" office:value="278">
            <text:p>278</text:p>
          </table:table-cell>
          <table:table-cell office:value-type="float" office:value="278">
            <text:p>278</text:p>
          </table:table-cell>
          <table:table-cell office:value-type="string" office:value="Luigi">
            <text:p>Luigi</text:p>
          </table:table-cell>
          <table:table-cell office:value-type="string" office:value="Pichu">
            <text:p>Pichu</text:p>
          </table:table-cell>
          <table:table-cell office:value-type="float" office:value="57.9158441598033">
            <text:p>57.9158441598033</text:p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float" office:value="279">
            <text:p>279</text:p>
          </table:table-cell>
          <table:table-cell office:value-type="float" office:value="279">
            <text:p>279</text:p>
          </table:table-cell>
          <table:table-cell office:value-type="string" office:value="Luigi">
            <text:p>Luigi</text:p>
          </table:table-cell>
          <table:table-cell office:value-type="string" office:value="Roy">
            <text:p>Roy</text:p>
          </table:table-cell>
          <table:table-cell office:value-type="float" office:value="75.13479546119966">
            <text:p>75.13479546119966</text:p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float" office:value="280">
            <text:p>280</text:p>
          </table:table-cell>
          <table:table-cell office:value-type="float" office:value="280">
            <text:p>280</text:p>
          </table:table-cell>
          <table:table-cell office:value-type="string" office:value="Jigglypuff">
            <text:p>Jigglypuff</text:p>
          </table:table-cell>
          <table:table-cell office:value-type="string" office:value="Mewtwo">
            <text:p>Mewtwo</text:p>
          </table:table-cell>
          <table:table-cell office:value-type="float" office:value="13.51712820620069">
            <text:p>13.51712820620069</text:p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float" office:value="281">
            <text:p>281</text:p>
          </table:table-cell>
          <table:table-cell office:value-type="float" office:value="281">
            <text:p>281</text:p>
          </table:table-cell>
          <table:table-cell office:value-type="string" office:value="Jigglypuff">
            <text:p>Jigglypuff</text:p>
          </table:table-cell>
          <table:table-cell office:value-type="string" office:value="Marth">
            <text:p>Marth</text:p>
          </table:table-cell>
          <table:table-cell office:value-type="float" office:value="41.478375085516305">
            <text:p>41.478375085516305</text:p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float" office:value="282">
            <text:p>282</text:p>
          </table:table-cell>
          <table:table-cell office:value-type="float" office:value="282">
            <text:p>282</text:p>
          </table:table-cell>
          <table:table-cell office:value-type="string" office:value="Jigglypuff">
            <text:p>Jigglypuff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69.71339278160697">
            <text:p>69.71339278160697</text:p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float" office:value="283">
            <text:p>283</text:p>
          </table:table-cell>
          <table:table-cell office:value-type="float" office:value="283">
            <text:p>283</text:p>
          </table:table-cell>
          <table:table-cell office:value-type="string" office:value="Jigglypuff">
            <text:p>Jigglypuff</text:p>
          </table:table-cell>
          <table:table-cell office:value-type="string" office:value="Dr. Mario">
            <text:p>Dr. Mario</text:p>
          </table:table-cell>
          <table:table-cell office:value-type="float" office:value="86.8794479139757">
            <text:p>86.8794479139757</text:p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float" office:value="284">
            <text:p>284</text:p>
          </table:table-cell>
          <table:table-cell office:value-type="float" office:value="284">
            <text:p>284</text:p>
          </table:table-cell>
          <table:table-cell office:value-type="string" office:value="Jigglypuff">
            <text:p>Jigglypuff</text:p>
          </table:table-cell>
          <table:table-cell office:value-type="string" office:value="Ganondorf">
            <text:p>Ganondorf</text:p>
          </table:table-cell>
          <table:table-cell office:value-type="float" office:value="6.020720739225727">
            <text:p>6.020720739225727</text:p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float" office:value="285">
            <text:p>285</text:p>
          </table:table-cell>
          <table:table-cell office:value-type="float" office:value="285">
            <text:p>285</text:p>
          </table:table-cell>
          <table:table-cell office:value-type="string" office:value="Jigglypuff">
            <text:p>Jigglypuff</text:p>
          </table:table-cell>
          <table:table-cell office:value-type="string" office:value="Falco">
            <text:p>Falco</text:p>
          </table:table-cell>
          <table:table-cell office:value-type="float" office:value="73.95200919601767">
            <text:p>73.95200919601767</text:p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float" office:value="286">
            <text:p>286</text:p>
          </table:table-cell>
          <table:table-cell office:value-type="float" office:value="286">
            <text:p>286</text:p>
          </table:table-cell>
          <table:table-cell office:value-type="string" office:value="Jigglypuff">
            <text:p>Jigglypuff</text:p>
          </table:table-cell>
          <table:table-cell office:value-type="string" office:value="Young Link">
            <text:p>Young Link</text:p>
          </table:table-cell>
          <table:table-cell office:value-type="float" office:value="61.910685220060266">
            <text:p>61.910685220060266</text:p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float" office:value="287">
            <text:p>287</text:p>
          </table:table-cell>
          <table:table-cell office:value-type="float" office:value="287">
            <text:p>287</text:p>
          </table:table-cell>
          <table:table-cell office:value-type="string" office:value="Jigglypuff">
            <text:p>Jigglypuff</text:p>
          </table:table-cell>
          <table:table-cell office:value-type="string" office:value="Pichu">
            <text:p>Pichu</text:p>
          </table:table-cell>
          <table:table-cell office:value-type="float" office:value="75.5460719605892">
            <text:p>75.5460719605892</text:p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float" office:value="288">
            <text:p>288</text:p>
          </table:table-cell>
          <table:table-cell office:value-type="float" office:value="288">
            <text:p>288</text:p>
          </table:table-cell>
          <table:table-cell office:value-type="string" office:value="Jigglypuff">
            <text:p>Jigglypuff</text:p>
          </table:table-cell>
          <table:table-cell office:value-type="string" office:value="Roy">
            <text:p>Roy</text:p>
          </table:table-cell>
          <table:table-cell office:value-type="float" office:value="55.32988366753795">
            <text:p>55.32988366753795</text:p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float" office:value="289">
            <text:p>289</text:p>
          </table:table-cell>
          <table:table-cell office:value-type="float" office:value="289">
            <text:p>289</text:p>
          </table:table-cell>
          <table:table-cell office:value-type="string" office:value="Mewtwo">
            <text:p>Mewtwo</text:p>
          </table:table-cell>
          <table:table-cell office:value-type="string" office:value="Marth">
            <text:p>Marth</text:p>
          </table:table-cell>
          <table:table-cell office:value-type="float" office:value="74.34677955489828">
            <text:p>74.34677955489828</text:p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float" office:value="290">
            <text:p>290</text:p>
          </table:table-cell>
          <table:table-cell office:value-type="float" office:value="290">
            <text:p>290</text:p>
          </table:table-cell>
          <table:table-cell office:value-type="string" office:value="Mewtwo">
            <text:p>Mewtwo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80.4224325658248">
            <text:p>80.4224325658248</text:p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float" office:value="291">
            <text:p>291</text:p>
          </table:table-cell>
          <table:table-cell office:value-type="float" office:value="291">
            <text:p>291</text:p>
          </table:table-cell>
          <table:table-cell office:value-type="string" office:value="Mewtwo">
            <text:p>Mewtwo</text:p>
          </table:table-cell>
          <table:table-cell office:value-type="string" office:value="Dr. Mario">
            <text:p>Dr. Mario</text:p>
          </table:table-cell>
          <table:table-cell office:value-type="float" office:value="2.219817729607576">
            <text:p>2.219817729607576</text:p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float" office:value="292">
            <text:p>292</text:p>
          </table:table-cell>
          <table:table-cell office:value-type="float" office:value="292">
            <text:p>292</text:p>
          </table:table-cell>
          <table:table-cell office:value-type="string" office:value="Mewtwo">
            <text:p>Mewtwo</text:p>
          </table:table-cell>
          <table:table-cell office:value-type="string" office:value="Ganondorf">
            <text:p>Ganondorf</text:p>
          </table:table-cell>
          <table:table-cell office:value-type="float" office:value="28.488946157313332">
            <text:p>28.488946157313332</text:p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float" office:value="293">
            <text:p>293</text:p>
          </table:table-cell>
          <table:table-cell office:value-type="float" office:value="293">
            <text:p>293</text:p>
          </table:table-cell>
          <table:table-cell office:value-type="string" office:value="Mewtwo">
            <text:p>Mewtwo</text:p>
          </table:table-cell>
          <table:table-cell office:value-type="string" office:value="Falco">
            <text:p>Falco</text:p>
          </table:table-cell>
          <table:table-cell office:value-type="float" office:value="65.84873448339619">
            <text:p>65.84873448339619</text:p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float" office:value="294">
            <text:p>294</text:p>
          </table:table-cell>
          <table:table-cell office:value-type="float" office:value="294">
            <text:p>294</text:p>
          </table:table-cell>
          <table:table-cell office:value-type="string" office:value="Mewtwo">
            <text:p>Mewtwo</text:p>
          </table:table-cell>
          <table:table-cell office:value-type="string" office:value="Young Link">
            <text:p>Young Link</text:p>
          </table:table-cell>
          <table:table-cell office:value-type="float" office:value="73.17950935162773">
            <text:p>73.17950935162773</text:p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float" office:value="295">
            <text:p>295</text:p>
          </table:table-cell>
          <table:table-cell office:value-type="float" office:value="295">
            <text:p>295</text:p>
          </table:table-cell>
          <table:table-cell office:value-type="string" office:value="Mewtwo">
            <text:p>Mewtwo</text:p>
          </table:table-cell>
          <table:table-cell office:value-type="string" office:value="Pichu">
            <text:p>Pichu</text:p>
          </table:table-cell>
          <table:table-cell office:value-type="float" office:value="99.35975262477669">
            <text:p>99.35975262477669</text:p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float" office:value="296">
            <text:p>296</text:p>
          </table:table-cell>
          <table:table-cell office:value-type="float" office:value="296">
            <text:p>296</text:p>
          </table:table-cell>
          <table:table-cell office:value-type="string" office:value="Mewtwo">
            <text:p>Mewtwo</text:p>
          </table:table-cell>
          <table:table-cell office:value-type="string" office:value="Roy">
            <text:p>Roy</text:p>
          </table:table-cell>
          <table:table-cell office:value-type="float" office:value="9.295758557541767">
            <text:p>9.295758557541767</text:p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float" office:value="297">
            <text:p>297</text:p>
          </table:table-cell>
          <table:table-cell office:value-type="float" office:value="297">
            <text:p>297</text:p>
          </table:table-cell>
          <table:table-cell office:value-type="string" office:value="Marth">
            <text:p>Marth</text:p>
          </table:table-cell>
          <table:table-cell office:value-type="string" office:value="Mr. Game &amp; Watch">
            <text:p>Mr. Game &amp; Watch</text:p>
          </table:table-cell>
          <table:table-cell office:value-type="float" office:value="98.73914483432958">
            <text:p>98.73914483432958</text:p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float" office:value="298">
            <text:p>298</text:p>
          </table:table-cell>
          <table:table-cell office:value-type="float" office:value="298">
            <text:p>298</text:p>
          </table:table-cell>
          <table:table-cell office:value-type="string" office:value="Marth">
            <text:p>Marth</text:p>
          </table:table-cell>
          <table:table-cell office:value-type="string" office:value="Dr. Mario">
            <text:p>Dr. Mario</text:p>
          </table:table-cell>
          <table:table-cell office:value-type="float" office:value="99.1067409844827">
            <text:p>99.1067409844827</text:p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  <table:table-cell office:value-type="string" office:value="Marth">
            <text:p>Marth</text:p>
          </table:table-cell>
          <table:table-cell office:value-type="string" office:value="Ganondorf">
            <text:p>Ganondorf</text:p>
          </table:table-cell>
          <table:table-cell office:value-type="float" office:value="32.051485167161175">
            <text:p>32.051485167161175</text:p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float" office:value="300">
            <text:p>300</text:p>
          </table:table-cell>
          <table:table-cell office:value-type="float" office:value="300">
            <text:p>300</text:p>
          </table:table-cell>
          <table:table-cell office:value-type="string" office:value="Marth">
            <text:p>Marth</text:p>
          </table:table-cell>
          <table:table-cell office:value-type="string" office:value="Falco">
            <text:p>Falco</text:p>
          </table:table-cell>
          <table:table-cell office:value-type="float" office:value="28.61895196536891">
            <text:p>28.61895196536891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float" office:value="301">
            <text:p>301</text:p>
          </table:table-cell>
          <table:table-cell office:value-type="float" office:value="301">
            <text:p>301</text:p>
          </table:table-cell>
          <table:table-cell office:value-type="string" office:value="Marth">
            <text:p>Marth</text:p>
          </table:table-cell>
          <table:table-cell office:value-type="string" office:value="Young Link">
            <text:p>Young Link</text:p>
          </table:table-cell>
          <table:table-cell office:value-type="float" office:value="53.58967953519137">
            <text:p>53.58967953519137</text:p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float" office:value="302">
            <text:p>302</text:p>
          </table:table-cell>
          <table:table-cell office:value-type="float" office:value="302">
            <text:p>302</text:p>
          </table:table-cell>
          <table:table-cell office:value-type="string" office:value="Marth">
            <text:p>Marth</text:p>
          </table:table-cell>
          <table:table-cell office:value-type="string" office:value="Pichu">
            <text:p>Pichu</text:p>
          </table:table-cell>
          <table:table-cell office:value-type="float" office:value="32.1115581768326">
            <text:p>32.1115581768326</text:p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float" office:value="303">
            <text:p>303</text:p>
          </table:table-cell>
          <table:table-cell office:value-type="float" office:value="303">
            <text:p>303</text:p>
          </table:table-cell>
          <table:table-cell office:value-type="string" office:value="Marth">
            <text:p>Marth</text:p>
          </table:table-cell>
          <table:table-cell office:value-type="string" office:value="Roy">
            <text:p>Roy</text:p>
          </table:table-cell>
          <table:table-cell office:value-type="float" office:value="40.733253462391936">
            <text:p>40.733253462391936</text:p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  <table:table-cell office:value-type="string" office:value="Mr. Game &amp; Watch">
            <text:p>Mr. Game &amp; Watch</text:p>
          </table:table-cell>
          <table:table-cell office:value-type="string" office:value="Dr. Mario">
            <text:p>Dr. Mario</text:p>
          </table:table-cell>
          <table:table-cell office:value-type="float" office:value="4.604717043110995">
            <text:p>4.604717043110995</text:p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float" office:value="305">
            <text:p>305</text:p>
          </table:table-cell>
          <table:table-cell office:value-type="float" office:value="305">
            <text:p>305</text:p>
          </table:table-cell>
          <table:table-cell office:value-type="string" office:value="Mr. Game &amp; Watch">
            <text:p>Mr. Game &amp; Watch</text:p>
          </table:table-cell>
          <table:table-cell office:value-type="string" office:value="Ganondorf">
            <text:p>Ganondorf</text:p>
          </table:table-cell>
          <table:table-cell office:value-type="float" office:value="31.775116060585805">
            <text:p>31.775116060585805</text:p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float" office:value="306">
            <text:p>306</text:p>
          </table:table-cell>
          <table:table-cell office:value-type="float" office:value="306">
            <text:p>306</text:p>
          </table:table-cell>
          <table:table-cell office:value-type="string" office:value="Mr. Game &amp; Watch">
            <text:p>Mr. Game &amp; Watch</text:p>
          </table:table-cell>
          <table:table-cell office:value-type="string" office:value="Falco">
            <text:p>Falco</text:p>
          </table:table-cell>
          <table:table-cell office:value-type="float" office:value="86.16603573122039">
            <text:p>86.16603573122039</text:p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float" office:value="307">
            <text:p>307</text:p>
          </table:table-cell>
          <table:table-cell office:value-type="float" office:value="307">
            <text:p>307</text:p>
          </table:table-cell>
          <table:table-cell office:value-type="string" office:value="Mr. Game &amp; Watch">
            <text:p>Mr. Game &amp; Watch</text:p>
          </table:table-cell>
          <table:table-cell office:value-type="string" office:value="Young Link">
            <text:p>Young Link</text:p>
          </table:table-cell>
          <table:table-cell office:value-type="float" office:value="92.64765088779215">
            <text:p>92.64765088779215</text:p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float" office:value="308">
            <text:p>308</text:p>
          </table:table-cell>
          <table:table-cell office:value-type="float" office:value="308">
            <text:p>308</text:p>
          </table:table-cell>
          <table:table-cell office:value-type="string" office:value="Mr. Game &amp; Watch">
            <text:p>Mr. Game &amp; Watch</text:p>
          </table:table-cell>
          <table:table-cell office:value-type="string" office:value="Pichu">
            <text:p>Pichu</text:p>
          </table:table-cell>
          <table:table-cell office:value-type="float" office:value="59.28646552951633">
            <text:p>59.28646552951633</text:p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float" office:value="309">
            <text:p>309</text:p>
          </table:table-cell>
          <table:table-cell office:value-type="float" office:value="309">
            <text:p>309</text:p>
          </table:table-cell>
          <table:table-cell office:value-type="string" office:value="Mr. Game &amp; Watch">
            <text:p>Mr. Game &amp; Watch</text:p>
          </table:table-cell>
          <table:table-cell office:value-type="string" office:value="Roy">
            <text:p>Roy</text:p>
          </table:table-cell>
          <table:table-cell office:value-type="float" office:value="15.812751386262114">
            <text:p>15.812751386262114</text:p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float" office:value="310">
            <text:p>310</text:p>
          </table:table-cell>
          <table:table-cell office:value-type="float" office:value="310">
            <text:p>310</text:p>
          </table:table-cell>
          <table:table-cell office:value-type="string" office:value="Dr. Mario">
            <text:p>Dr. Mario</text:p>
          </table:table-cell>
          <table:table-cell office:value-type="string" office:value="Ganondorf">
            <text:p>Ganondorf</text:p>
          </table:table-cell>
          <table:table-cell office:value-type="float" office:value="44.18642964122916">
            <text:p>44.18642964122916</text:p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float" office:value="311">
            <text:p>311</text:p>
          </table:table-cell>
          <table:table-cell office:value-type="float" office:value="311">
            <text:p>311</text:p>
          </table:table-cell>
          <table:table-cell office:value-type="string" office:value="Dr. Mario">
            <text:p>Dr. Mario</text:p>
          </table:table-cell>
          <table:table-cell office:value-type="string" office:value="Falco">
            <text:p>Falco</text:p>
          </table:table-cell>
          <table:table-cell office:value-type="float" office:value="85.91781707980651">
            <text:p>85.91781707980651</text:p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float" office:value="312">
            <text:p>312</text:p>
          </table:table-cell>
          <table:table-cell office:value-type="float" office:value="312">
            <text:p>312</text:p>
          </table:table-cell>
          <table:table-cell office:value-type="string" office:value="Dr. Mario">
            <text:p>Dr. Mario</text:p>
          </table:table-cell>
          <table:table-cell office:value-type="string" office:value="Young Link">
            <text:p>Young Link</text:p>
          </table:table-cell>
          <table:table-cell office:value-type="float" office:value="64.18607992096987">
            <text:p>64.18607992096987</text:p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float" office:value="313">
            <text:p>313</text:p>
          </table:table-cell>
          <table:table-cell office:value-type="float" office:value="313">
            <text:p>313</text:p>
          </table:table-cell>
          <table:table-cell office:value-type="string" office:value="Dr. Mario">
            <text:p>Dr. Mario</text:p>
          </table:table-cell>
          <table:table-cell office:value-type="string" office:value="Pichu">
            <text:p>Pichu</text:p>
          </table:table-cell>
          <table:table-cell office:value-type="float" office:value="27.424994597722417">
            <text:p>27.424994597722417</text:p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float" office:value="314">
            <text:p>314</text:p>
          </table:table-cell>
          <table:table-cell office:value-type="float" office:value="314">
            <text:p>314</text:p>
          </table:table-cell>
          <table:table-cell office:value-type="string" office:value="Dr. Mario">
            <text:p>Dr. Mario</text:p>
          </table:table-cell>
          <table:table-cell office:value-type="string" office:value="Roy">
            <text:p>Roy</text:p>
          </table:table-cell>
          <table:table-cell office:value-type="float" office:value="31.360895337198013">
            <text:p>31.360895337198013</text:p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float" office:value="315">
            <text:p>315</text:p>
          </table:table-cell>
          <table:table-cell office:value-type="float" office:value="315">
            <text:p>315</text:p>
          </table:table-cell>
          <table:table-cell office:value-type="string" office:value="Ganondorf">
            <text:p>Ganondorf</text:p>
          </table:table-cell>
          <table:table-cell office:value-type="string" office:value="Falco">
            <text:p>Falco</text:p>
          </table:table-cell>
          <table:table-cell office:value-type="float" office:value="1.526084427487906">
            <text:p>1.526084427487906</text:p>
          </table:table-cell>
        </table:table-row>
        <table:table-row>
          <table:table-cell table:style-name="pd1" office:value-type="float" office:value="316">
            <text:p>316</text:p>
          </table:table-cell>
          <table:table-cell office:value-type="float" office:value="316">
            <text:p>316</text:p>
          </table:table-cell>
          <table:table-cell office:value-type="float" office:value="316">
            <text:p>316</text:p>
          </table:table-cell>
          <table:table-cell office:value-type="string" office:value="Ganondorf">
            <text:p>Ganondorf</text:p>
          </table:table-cell>
          <table:table-cell office:value-type="string" office:value="Young Link">
            <text:p>Young Link</text:p>
          </table:table-cell>
          <table:table-cell office:value-type="float" office:value="70.8176386361736">
            <text:p>70.8176386361736</text:p>
          </table:table-cell>
        </table:table-row>
        <table:table-row>
          <table:table-cell table:style-name="pd1" office:value-type="float" office:value="317">
            <text:p>317</text:p>
          </table:table-cell>
          <table:table-cell office:value-type="float" office:value="317">
            <text:p>317</text:p>
          </table:table-cell>
          <table:table-cell office:value-type="float" office:value="317">
            <text:p>317</text:p>
          </table:table-cell>
          <table:table-cell office:value-type="string" office:value="Ganondorf">
            <text:p>Ganondorf</text:p>
          </table:table-cell>
          <table:table-cell office:value-type="string" office:value="Pichu">
            <text:p>Pichu</text:p>
          </table:table-cell>
          <table:table-cell office:value-type="float" office:value="79.87881560287991">
            <text:p>79.87881560287991</text:p>
          </table:table-cell>
        </table:table-row>
        <table:table-row>
          <table:table-cell table:style-name="pd1" office:value-type="float" office:value="318">
            <text:p>318</text:p>
          </table:table-cell>
          <table:table-cell office:value-type="float" office:value="318">
            <text:p>318</text:p>
          </table:table-cell>
          <table:table-cell office:value-type="float" office:value="318">
            <text:p>318</text:p>
          </table:table-cell>
          <table:table-cell office:value-type="string" office:value="Ganondorf">
            <text:p>Ganondorf</text:p>
          </table:table-cell>
          <table:table-cell office:value-type="string" office:value="Roy">
            <text:p>Roy</text:p>
          </table:table-cell>
          <table:table-cell office:value-type="float" office:value="29.212589809423804">
            <text:p>29.212589809423804</text:p>
          </table:table-cell>
        </table:table-row>
        <table:table-row>
          <table:table-cell table:style-name="pd1" office:value-type="float" office:value="319">
            <text:p>319</text:p>
          </table:table-cell>
          <table:table-cell office:value-type="float" office:value="319">
            <text:p>319</text:p>
          </table:table-cell>
          <table:table-cell office:value-type="float" office:value="319">
            <text:p>319</text:p>
          </table:table-cell>
          <table:table-cell office:value-type="string" office:value="Falco">
            <text:p>Falco</text:p>
          </table:table-cell>
          <table:table-cell office:value-type="string" office:value="Young Link">
            <text:p>Young Link</text:p>
          </table:table-cell>
          <table:table-cell office:value-type="float" office:value="79.77007610053741">
            <text:p>79.77007610053741</text:p>
          </table:table-cell>
        </table:table-row>
        <table:table-row>
          <table:table-cell table:style-name="pd1" office:value-type="float" office:value="320">
            <text:p>320</text:p>
          </table:table-cell>
          <table:table-cell office:value-type="float" office:value="320">
            <text:p>320</text:p>
          </table:table-cell>
          <table:table-cell office:value-type="float" office:value="320">
            <text:p>320</text:p>
          </table:table-cell>
          <table:table-cell office:value-type="string" office:value="Falco">
            <text:p>Falco</text:p>
          </table:table-cell>
          <table:table-cell office:value-type="string" office:value="Pichu">
            <text:p>Pichu</text:p>
          </table:table-cell>
          <table:table-cell office:value-type="float" office:value="75.88804130285136">
            <text:p>75.88804130285136</text:p>
          </table:table-cell>
        </table:table-row>
        <table:table-row>
          <table:table-cell table:style-name="pd1" office:value-type="float" office:value="321">
            <text:p>321</text:p>
          </table:table-cell>
          <table:table-cell office:value-type="float" office:value="321">
            <text:p>321</text:p>
          </table:table-cell>
          <table:table-cell office:value-type="float" office:value="321">
            <text:p>321</text:p>
          </table:table-cell>
          <table:table-cell office:value-type="string" office:value="Falco">
            <text:p>Falco</text:p>
          </table:table-cell>
          <table:table-cell office:value-type="string" office:value="Roy">
            <text:p>Roy</text:p>
          </table:table-cell>
          <table:table-cell office:value-type="float" office:value="68.7154153669813">
            <text:p>68.7154153669813</text:p>
          </table:table-cell>
        </table:table-row>
        <table:table-row>
          <table:table-cell table:style-name="pd1" office:value-type="float" office:value="322">
            <text:p>322</text:p>
          </table:table-cell>
          <table:table-cell office:value-type="float" office:value="322">
            <text:p>322</text:p>
          </table:table-cell>
          <table:table-cell office:value-type="float" office:value="322">
            <text:p>322</text:p>
          </table:table-cell>
          <table:table-cell office:value-type="string" office:value="Young Link">
            <text:p>Young Link</text:p>
          </table:table-cell>
          <table:table-cell office:value-type="string" office:value="Pichu">
            <text:p>Pichu</text:p>
          </table:table-cell>
          <table:table-cell office:value-type="float" office:value="33.46518952088565">
            <text:p>33.46518952088565</text:p>
          </table:table-cell>
        </table:table-row>
        <table:table-row>
          <table:table-cell table:style-name="pd1" office:value-type="float" office:value="323">
            <text:p>323</text:p>
          </table:table-cell>
          <table:table-cell office:value-type="float" office:value="323">
            <text:p>323</text:p>
          </table:table-cell>
          <table:table-cell office:value-type="float" office:value="323">
            <text:p>323</text:p>
          </table:table-cell>
          <table:table-cell office:value-type="string" office:value="Young Link">
            <text:p>Young Link</text:p>
          </table:table-cell>
          <table:table-cell office:value-type="string" office:value="Roy">
            <text:p>Roy</text:p>
          </table:table-cell>
          <table:table-cell office:value-type="float" office:value="25.436639200718947">
            <text:p>25.436639200718947</text:p>
          </table:table-cell>
        </table:table-row>
        <table:table-row>
          <table:table-cell table:style-name="pd1" office:value-type="float" office:value="324">
            <text:p>324</text:p>
          </table:table-cell>
          <table:table-cell office:value-type="float" office:value="324">
            <text:p>324</text:p>
          </table:table-cell>
          <table:table-cell office:value-type="float" office:value="324">
            <text:p>324</text:p>
          </table:table-cell>
          <table:table-cell office:value-type="string" office:value="Pichu">
            <text:p>Pichu</text:p>
          </table:table-cell>
          <table:table-cell office:value-type="string" office:value="Roy">
            <text:p>Roy</text:p>
          </table:table-cell>
          <table:table-cell office:value-type="float" office:value="49.53378942164372">
            <text:p>49.53378942164372</text:p>
          </table:table-cell>
        </table:table-row>
      </table:table>
      <table:table table:name="TierList">
        <table:table-row>
          <table:table-cell/>
          <table:table-cell table:style-name="pd1" office:value-type="string" office:value="Tiers">
            <text:p>Tiers</text:p>
          </table:table-cell>
          <table:table-cell table:style-name="pd1" office:value-type="float" office:value="0">
            <text:p/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  <table:table-cell table:style-name="pd1" office:value-type="float" office:value="3">
            <text:p>3</text:p>
          </table:table-cell>
          <table:table-cell table:style-name="pd1" office:value-type="float" office:value="4">
            <text:p>4</text:p>
          </table:table-cell>
          <table:table-cell table:style-name="pd1" office:value-type="float" office:value="5">
            <text:p>5</text:p>
          </table:table-cell>
          <table:table-cell table:style-name="pd1" office:value-type="float" office:value="6">
            <text:p>6</text:p>
          </table:table-cell>
          <table:table-cell table:style-name="pd1" office:value-type="float" office:value="7">
            <text:p>7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S">
            <text:p>S</text:p>
          </table:table-cell>
          <table:table-cell office:value-type="string" office:value="Yoshi">
            <text:p>Yoshi</text:p>
          </table:table-cell>
          <table:table-cell office:value-type="string" office:value="Fox">
            <text:p>Fox</text:p>
          </table:table-cell>
          <table:table-cell office:value-type="string" office:value="Captain Falcon">
            <text:p>Captain Falco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A">
            <text:p>A</text:p>
          </table:table-cell>
          <table:table-cell office:value-type="string" office:value="Link">
            <text:p>Link</text:p>
          </table:table-cell>
          <table:table-cell office:value-type="string" office:value="Samus">
            <text:p>Samus</text:p>
          </table:table-cell>
          <table:table-cell office:value-type="string" office:value="Zelda">
            <text:p>Zelda</text:p>
          </table:table-cell>
          <table:table-cell office:value-type="string" office:value="Luigi">
            <text:p>Luigi</text:p>
          </table:table-cell>
          <table:table-cell office:value-type="string" office:value="Jigglypuff">
            <text:p>Jigglypuff</text:p>
          </table:table-cell>
          <table:table-cell office:value-type="string" office:value="Mewtwo">
            <text:p>Mewtwo</text:p>
          </table:table-cell>
          <table:table-cell office:value-type="string" office:value="Marth">
            <text:p>Marth</text:p>
          </table:table-cell>
          <table:table-cell office:value-type="string" office:value="Ganondorf">
            <text:p>Ganondorf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B">
            <text:p>B</text:p>
          </table:table-cell>
          <table:table-cell office:value-type="string" office:value="Pichu">
            <text:p>Pichu</text:p>
          </table:table-cell>
          <table:table-cell office:value-type="string" office:value="Roy">
            <text:p>Ro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C">
            <text:p>C</text:p>
          </table:table-cell>
          <table:table-cell office:value-type="string" office:value="Kirby">
            <text:p>Kirby</text:p>
          </table:table-cell>
          <table:table-cell office:value-type="string" office:value="Ness">
            <text:p>Ness</text:p>
          </table:table-cell>
          <table:table-cell office:value-type="string" office:value="Ice Climbers">
            <text:p>Ice Climber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D">
            <text:p>D</text:p>
          </table:table-cell>
          <table:table-cell office:value-type="string" office:value="Mario">
            <text:p>Mario</text:p>
          </table:table-cell>
          <table:table-cell office:value-type="string" office:value="Pikachu">
            <text:p>Pikach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E">
            <text:p>E</text:p>
          </table:table-cell>
          <table:table-cell office:value-type="string" office:value="Princess Peach">
            <text:p>Princess Peach</text:p>
          </table:table-cell>
          <table:table-cell office:value-type="string" office:value="Dr. Mario">
            <text:p>Dr. Mario</text:p>
          </table:table-cell>
          <table:table-cell office:value-type="string" office:value="Falco">
            <text:p>Falc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F">
            <text:p>F</text:p>
          </table:table-cell>
          <table:table-cell office:value-type="string" office:value="Donkey Kong">
            <text:p>Donkey Kong</text:p>
          </table:table-cell>
          <table:table-cell office:value-type="string" office:value="Bowser">
            <text:p>Bowser</text:p>
          </table:table-cell>
          <table:table-cell office:value-type="string" office:value="Mr. Game &amp; Watch">
            <text:p>Mr. Game &amp; Watch</text:p>
          </table:table-cell>
          <table:table-cell office:value-type="string" office:value="Young Link">
            <text:p>Young Lin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